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6689in"/>
    </style:style>
    <style:style style:name="co2" style:family="table-column">
      <style:table-column-properties fo:break-before="auto" style:column-width="1.3264in"/>
    </style:style>
    <style:style style:name="co3" style:family="table-column">
      <style:table-column-properties fo:break-before="auto" style:column-width="1.7957in"/>
    </style:style>
    <style:style style:name="co4" style:family="table-column">
      <style:table-column-properties fo:break-before="auto" style:column-width="1.0516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561in"/>
    </style:style>
    <style:style style:name="co7" style:family="table-column">
      <style:table-column-properties fo:break-before="auto" style:column-width="2.016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448in"/>
    </style:style>
    <style:style style:name="co10" style:family="table-column">
      <style:table-column-properties fo:break-before="auto" style:column-width="1.372in"/>
    </style:style>
    <style:style style:name="co11" style:family="table-column">
      <style:table-column-properties fo:break-before="auto" style:column-width="1.436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ivot_20_Table_5f_Sheet1_5f_2">
      <style:table-properties table:display="true" style:writing-mode="lr-tb"/>
    </style:style>
    <style:style style:name="ta3" style:family="table" style:master-page-name="PageStyle_5f_Pivot_20_Table_5f_Sheet1_5f_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Default">
      <style:table-cell-properties fo:border="0.99pt solid #000000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>
      <style:table-cell-properties fo:border-bottom="none" fo:border-left="0.99pt solid #000000" fo:border-right="none" fo:border-top="none"/>
    </style:style>
    <style:style style:name="ce13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>
      <style:table-cell-properties fo:border-bottom="none" fo:border-left="none" fo:border-right="none" fo:border-top="0.99pt solid #000000"/>
    </style:style>
    <style:style style:name="ce18" style:family="table-cell" style:parent-style-name="Pivot_20_Table_20_Value">
      <style:table-cell-properties fo:border-bottom="0.99pt solid #000000" fo:border-left="none" fo:border-right="none" fo:border-top="none"/>
    </style:style>
    <style:style style:name="ce19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1" style:family="table-cell" style:parent-style-name="Pivot_20_Table_20_Value">
      <style:table-cell-properties fo:border-bottom="none" fo:border-left="none" fo:border-right="0.99pt solid #000000" fo:border-top="none"/>
    </style:style>
    <style:style style:name="ce22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3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6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8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29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3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2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3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4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5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36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3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3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4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1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42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4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ce2"/>
        <table:table-column table:style-name="co1" table:default-cell-style-name="Default"/>
        <table:table-column table:style-name="co4" table:default-cell-style-name="ce2"/>
        <table:table-column table:style-name="co1" table:default-cell-style-name="Default"/>
        <table:table-column table:style-name="co5" table:default-cell-style-name="ce2"/>
        <table:table-column table:style-name="co6" table:default-cell-style-name="ce2"/>
        <table:table-column table:style-name="co1" table:number-columns-repeated="16375" table:default-cell-style-name="Default"/>
        <table:table-row table:style-name="ro1">
          <table:table-cell table:style-name="ce1" office:value-type="string" calcext:value-type="string">
            <text:p>Emp 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Salary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FTE</text:p>
          </table:table-cell>
          <table:table-cell table:style-name="ce1" office:value-type="string" calcext:value-type="string">
            <text:p>Employee type</text:p>
          </table:table-cell>
          <table:table-cell table:style-name="ce1" office:value-type="string" calcext:value-type="string">
            <text:p>Work location</text:p>
          </table:table-cell>
        </table:table-row>
        <table:table-row table:style-name="ro1">
          <table:table-cell table:style-name="ce2" office:value-type="string" calcext:value-type="string">
            <text:p>PR00147</text:p>
          </table:table-cell>
          <table:table-cell office:value-type="string" calcext:value-type="string">
            <text:p>Minerva Ricardot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NULL</text:p>
          </table:table-cell>
          <table:table-cell table:style-name="ce2" office:value-type="float" office:value="105468.7" calcext:value-type="float">
            <text:p>105468.7</text:p>
          </table:table-cell>
          <table:table-cell office:value-type="string" calcext:value-type="string">
            <text:p>12-Nov-1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4686</text:p>
          </table:table-cell>
          <table:table-cell office:value-type="string" calcext:value-type="string">
            <text:p>Oona Donan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88360.79" calcext:value-type="float">
            <text:p>88360.79</text:p>
          </table:table-cell>
          <table:table-cell office:value-type="float" office:value="43710" calcext:value-type="float">
            <text:p>437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4612</text:p>
          </table:table-cell>
          <table:table-cell office:value-type="string" calcext:value-type="string">
            <text:p>Mick Spraberry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ervices</text:p>
          </table:table-cell>
          <table:table-cell table:style-name="ce2" office:value-type="float" office:value="85879.23" calcext:value-type="float">
            <text:p>85879.23</text:p>
          </table:table-cell>
          <table:table-cell office:value-type="float" office:value="43902" calcext:value-type="float">
            <text:p>4390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1803</text:p>
          </table:table-cell>
          <table:table-cell office:value-type="string" calcext:value-type="string">
            <text:p>Freddy Linford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93128.34" calcext:value-type="float">
            <text:p>93128.34</text:p>
          </table:table-cell>
          <table:table-cell office:value-type="string" calcext:value-type="string">
            <text:p>Mar 5, 201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2749</text:p>
          </table:table-cell>
          <table:table-cell office:value-type="string" calcext:value-type="string">
            <text:p>Mackenzie Hannis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57002.02" calcext:value-type="float">
            <text:p>57002.02</text:p>
          </table:table-cell>
          <table:table-cell office:value-type="string" calcext:value-type="string">
            <text:p>2-Apr-18</text:p>
          </table:table-cell>
          <table:table-cell table:style-name="ce2" office:value-type="float" office:value="0.7" calcext:value-type="float">
            <text:p>0.7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0144</text:p>
          </table:table-cell>
          <table:table-cell office:value-type="string" calcext:value-type="string">
            <text:p>Collen Dunbleton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Engineering</text:p>
          </table:table-cell>
          <table:table-cell table:style-name="ce2" office:value-type="float" office:value="118976.16" calcext:value-type="float">
            <text:p>118976.16</text:p>
          </table:table-cell>
          <table:table-cell office:value-type="string" calcext:value-type="string">
            <text:p>Oct 16, 20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4601</text:p>
          </table:table-cell>
          <table:table-cell office:value-type="string" calcext:value-type="string">
            <text:p>Nananne Gehringer</text:p>
          </table:table-cell>
          <table:table-cell/>
          <table:table-cell office:value-type="string" calcext:value-type="string">
            <text:p>Support</text:p>
          </table:table-cell>
          <table:table-cell table:style-name="ce2" office:value-type="float" office:value="104802.63" calcext:value-type="float">
            <text:p>104802.63</text:p>
          </table:table-cell>
          <table:table-cell office:value-type="float" office:value="44502" calcext:value-type="float">
            <text:p>4450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1854</text:p>
          </table:table-cell>
          <table:table-cell office:value-type="string" calcext:value-type="string">
            <text:p>Jessica Callcott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66017.18" calcext:value-type="float">
            <text:p>66017.18</text:p>
          </table:table-cell>
          <table:table-cell office:value-type="float" office:value="43643" calcext:value-type="float">
            <text:p>43643</text:p>
          </table:table-cell>
          <table:table-cell table:style-name="ce2" office:value-type="float" office:value="0.9" calcext:value-type="float">
            <text:p>0.9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0612</text:p>
          </table:table-cell>
          <table:table-cell office:value-type="string" calcext:value-type="string">
            <text:p><text:s/>Leena Bruckshaw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Research and Development</text:p>
          </table:table-cell>
          <table:table-cell table:style-name="ce2" office:value-type="float" office:value="74279.01" calcext:value-type="float">
            <text:p>74279.01</text:p>
          </table:table-cell>
          <table:table-cell office:value-type="float" office:value="43466" calcext:value-type="float">
            <text:p>43466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0419</text:p>
          </table:table-cell>
          <table:table-cell office:value-type="string" calcext:value-type="string">
            <text:p>Billi Fellgate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68980.52" calcext:value-type="float">
            <text:p>68980.52</text:p>
          </table:table-cell>
          <table:table-cell office:value-type="float" office:value="43494" calcext:value-type="float">
            <text:p>43494</text:p>
          </table:table-cell>
          <table:table-cell table:style-name="ce2" office:value-type="float" office:value="0.8" calcext:value-type="float">
            <text:p>0.8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0578</text:p>
          </table:table-cell>
          <table:table-cell office:value-type="string" calcext:value-type="string">
            <text:p>Magnum Locksley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ervices</text:p>
          </table:table-cell>
          <table:table-cell table:style-name="ce2" office:value-type="float" office:value="42314.39" calcext:value-type="float">
            <text:p>42314.39</text:p>
          </table:table-cell>
          <table:table-cell office:value-type="string" calcext:value-type="string">
            <text:p>Oct 18, 202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1281</text:p>
          </table:table-cell>
          <table:table-cell office:value-type="string" calcext:value-type="string">
            <text:p>Cletus McGarahan 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Engineering</text:p>
          </table:table-cell>
          <table:table-cell table:style-name="ce2" office:value-type="float" office:value="114425.19" calcext:value-type="float">
            <text:p>114425.19</text:p>
          </table:table-cell>
          <table:table-cell office:value-type="string" calcext:value-type="string">
            <text:p>27-Jan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4473</text:p>
          </table:table-cell>
          <table:table-cell office:value-type="string" calcext:value-type="string">
            <text:p><text:s/>Wyn Treadger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69192.85" calcext:value-type="float">
            <text:p>69192.85</text:p>
          </table:table-cell>
          <table:table-cell office:value-type="string" calcext:value-type="string">
            <text:p>19-Apr-2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2417</text:p>
          </table:table-cell>
          <table:table-cell office:value-type="string" calcext:value-type="string">
            <text:p>Evangelina Lergan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upport</text:p>
          </table:table-cell>
          <table:table-cell table:style-name="ce2" office:value-type="float" office:value="61214.26" calcext:value-type="float">
            <text:p>61214.26</text:p>
          </table:table-cell>
          <table:table-cell office:value-type="string" calcext:value-type="string">
            <text:p>12-Mar-1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0691</text:p>
          </table:table-cell>
          <table:table-cell office:value-type="string" calcext:value-type="string">
            <text:p>Verla Timmis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upport</text:p>
          </table:table-cell>
          <table:table-cell table:style-name="ce2" office:value-type="float" office:value="54137.05" calcext:value-type="float">
            <text:p>54137.05</text:p>
          </table:table-cell>
          <table:table-cell office:value-type="string" calcext:value-type="string">
            <text:p>25-Oct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0214</text:p>
          </table:table-cell>
          <table:table-cell office:value-type="string" calcext:value-type="string">
            <text:p>Jo-anne Gobeau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37902.35" calcext:value-type="float">
            <text:p>37902.35</text:p>
          </table:table-cell>
          <table:table-cell office:value-type="string" calcext:value-type="string">
            <text:p>Dec 24, 20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2539</text:p>
          </table:table-cell>
          <table:table-cell office:value-type="string" calcext:value-type="string">
            <text:p>Devinne Tun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Engineering</text:p>
          </table:table-cell>
          <table:table-cell table:style-name="ce2" office:value-type="float" office:value="39969.72" calcext:value-type="float">
            <text:p>39969.72</text:p>
          </table:table-cell>
          <table:table-cell office:value-type="string" calcext:value-type="string">
            <text:p>10-Dec-1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4598</text:p>
          </table:table-cell>
          <table:table-cell office:value-type="string" calcext:value-type="string">
            <text:p>Pearla <text:s/>Beteriss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ervices</text:p>
          </table:table-cell>
          <table:table-cell table:style-name="ce2" office:value-type="float" office:value="69913.39" calcext:value-type="float">
            <text:p>69913.39</text:p>
          </table:table-cell>
          <table:table-cell office:value-type="float" office:value="43584" calcext:value-type="float">
            <text:p>4358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0464</text:p>
          </table:table-cell>
          <table:table-cell office:value-type="string" calcext:value-type="string">
            <text:p>Maritsa Marusic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Research and Development</text:p>
          </table:table-cell>
          <table:table-cell table:style-name="ce2" office:value-type="float" office:value="52748.63" calcext:value-type="float">
            <text:p>52748.63</text:p>
          </table:table-cell>
          <table:table-cell office:value-type="string" calcext:value-type="string">
            <text:p>27-Jan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0893</text:p>
          </table:table-cell>
          <table:table-cell office:value-type="string" calcext:value-type="string">
            <text:p>Daisie McNeice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Human Resources</text:p>
          </table:table-cell>
          <table:table-cell table:style-name="ce2" office:value-type="float" office:value="50310.09" calcext:value-type="float">
            <text:p>50310.09</text:p>
          </table:table-cell>
          <table:table-cell office:value-type="float" office:value="44285" calcext:value-type="float">
            <text:p>44285</text:p>
          </table:table-cell>
          <table:table-cell table:style-name="ce2" office:value-type="float" office:value="0.4" calcext:value-type="float">
            <text:p>0.4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0882</text:p>
          </table:table-cell>
          <table:table-cell office:value-type="string" calcext:value-type="string">
            <text:p><text:s/>Jill Shipse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52963.65" calcext:value-type="float">
            <text:p>52963.65</text:p>
          </table:table-cell>
          <table:table-cell office:value-type="float" office:value="44288" calcext:value-type="float">
            <text:p>44288</text:p>
          </table:table-cell>
          <table:table-cell table:style-name="ce2" office:value-type="float" office:value="0.3" calcext:value-type="float">
            <text:p>0.3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3445</text:p>
          </table:table-cell>
          <table:table-cell office:value-type="string" calcext:value-type="string">
            <text:p>Myrle Prandoni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ales</text:p>
          </table:table-cell>
          <table:table-cell table:style-name="ce2" office:value-type="float" office:value="62195.47" calcext:value-type="float">
            <text:p>62195.47</text:p>
          </table:table-cell>
          <table:table-cell office:value-type="string" calcext:value-type="string">
            <text:p>26-Aug-2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3416</text:p>
          </table:table-cell>
          <table:table-cell office:value-type="string" calcext:value-type="string">
            <text:p>Seward Kubera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Engineering</text:p>
          </table:table-cell>
          <table:table-cell table:style-name="ce2" office:value-type="float" office:value="43329.22" calcext:value-type="float">
            <text:p>43329.22</text:p>
          </table:table-cell>
          <table:table-cell office:value-type="float" office:value="43809" calcext:value-type="float">
            <text:p>43809</text:p>
          </table:table-cell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0890</text:p>
          </table:table-cell>
          <table:table-cell office:value-type="string" calcext:value-type="string">
            <text:p>Dean Biggam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71570.99" calcext:value-type="float">
            <text:p>71570.99</text:p>
          </table:table-cell>
          <table:table-cell office:value-type="string" calcext:value-type="string">
            <text:p>22-Feb-21</text:p>
          </table:table-cell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4137</text:p>
          </table:table-cell>
          <table:table-cell office:value-type="string" calcext:value-type="string">
            <text:p>Marissa Infante</text:p>
          </table:table-cell>
          <table:table-cell/>
          <table:table-cell office:value-type="string" calcext:value-type="string">
            <text:p>Training</text:p>
          </table:table-cell>
          <table:table-cell table:style-name="ce2" office:value-type="float" office:value="78840.23" calcext:value-type="float">
            <text:p>78840.23</text:p>
          </table:table-cell>
          <table:table-cell office:value-type="float" office:value="43633" calcext:value-type="float">
            <text:p>4363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2603</text:p>
          </table:table-cell>
          <table:table-cell office:value-type="string" calcext:value-type="string">
            <text:p>Daisie Dahlman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Human Resources</text:p>
          </table:table-cell>
          <table:table-cell table:style-name="ce2" office:value-type="float" office:value="61994.76" calcext:value-type="float">
            <text:p>61994.76</text:p>
          </table:table-cell>
          <table:table-cell office:value-type="float" office:value="43794" calcext:value-type="float">
            <text:p>43794</text:p>
          </table:table-cell>
          <table:table-cell table:style-name="ce2" office:value-type="float" office:value="0.3" calcext:value-type="float">
            <text:p>0.3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3158</text:p>
          </table:table-cell>
          <table:table-cell office:value-type="string" calcext:value-type="string">
            <text:p>Danica Nayshe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ervices</text:p>
          </table:table-cell>
          <table:table-cell table:style-name="ce2" office:value-type="float" office:value="89690.38" calcext:value-type="float">
            <text:p>89690.38</text:p>
          </table:table-cell>
          <table:table-cell office:value-type="float" office:value="43206" calcext:value-type="float">
            <text:p>43206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2288</text:p>
          </table:table-cell>
          <table:table-cell office:value-type="string" calcext:value-type="string">
            <text:p>Althea <text:s/>Bronger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104335.04" calcext:value-type="float">
            <text:p>104335.04</text:p>
          </table:table-cell>
          <table:table-cell office:value-type="float" office:value="43874" calcext:value-type="float">
            <text:p>4387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3849</text:p>
          </table:table-cell>
          <table:table-cell office:value-type="string" calcext:value-type="string">
            <text:p>Leonidas Cavane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52246.29" calcext:value-type="float">
            <text:p>52246.29</text:p>
          </table:table-cell>
          <table:table-cell office:value-type="string" calcext:value-type="string">
            <text:p>18-Apr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1395</text:p>
          </table:table-cell>
          <table:table-cell office:value-type="string" calcext:value-type="string">
            <text:p>Dennison Crosswaite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Legal</text:p>
          </table:table-cell>
          <table:table-cell table:style-name="ce2" office:value-type="float" office:value="90697.67" calcext:value-type="float">
            <text:p>90697.67</text:p>
          </table:table-cell>
          <table:table-cell office:value-type="float" office:value="44221" calcext:value-type="float">
            <text:p>44221</text:p>
          </table:table-cell>
          <table:table-cell table:style-name="ce2" office:value-type="float" office:value="0.8" calcext:value-type="float">
            <text:p>0.8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2559</text:p>
          </table:table-cell>
          <table:table-cell office:value-type="string" calcext:value-type="string">
            <text:p>Aldrich <text:s/>Glenn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90884.32" calcext:value-type="float">
            <text:p>90884.32</text:p>
          </table:table-cell>
          <table:table-cell office:value-type="string" calcext:value-type="string">
            <text:p>27-Dec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4627</text:p>
          </table:table-cell>
          <table:table-cell office:value-type="string" calcext:value-type="string">
            <text:p>Yvette <text:s/>Bett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Human Resources</text:p>
          </table:table-cell>
          <table:table-cell table:style-name="ce2" office:value-type="float" office:value="76320.44" calcext:value-type="float">
            <text:p>76320.44</text:p>
          </table:table-cell>
          <table:table-cell office:value-type="float" office:value="44383" calcext:value-type="float">
            <text:p>44383</text:p>
          </table:table-cell>
          <table:table-cell table:style-name="ce2" office:value-type="float" office:value="0.8" calcext:value-type="float">
            <text:p>0.8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3537</text:p>
          </table:table-cell>
          <table:table-cell office:value-type="string" calcext:value-type="string">
            <text:p>Renaldo Thomassin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73360.38" calcext:value-type="float">
            <text:p>73360.38</text:p>
          </table:table-cell>
          <table:table-cell office:value-type="float" office:value="43972" calcext:value-type="float">
            <text:p>4397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1951</text:p>
          </table:table-cell>
          <table:table-cell office:value-type="string" calcext:value-type="string">
            <text:p>Aloise MacCathay 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Aug 12, 2020</text:p>
          </table:table-cell>
          <table:table-cell table:style-name="ce2" office:value-type="float" office:value="0.7" calcext:value-type="float">
            <text:p>0.7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1662</text:p>
          </table:table-cell>
          <table:table-cell office:value-type="string" calcext:value-type="string">
            <text:p>Genevra Friday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Research and Development</text:p>
          </table:table-cell>
          <table:table-cell table:style-name="ce2" office:value-type="float" office:value="50449.46" calcext:value-type="float">
            <text:p>50449.46</text:p>
          </table:table-cell>
          <table:table-cell office:value-type="string" calcext:value-type="string">
            <text:p>14-Nov-18</text:p>
          </table:table-cell>
          <table:table-cell table:style-name="ce2" office:value-type="float" office:value="0.8" calcext:value-type="float">
            <text:p>0.8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2313</text:p>
          </table:table-cell>
          <table:table-cell office:value-type="string" calcext:value-type="string">
            <text:p>Thekla Lynnett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53949.26" calcext:value-type="float">
            <text:p>53949.26</text:p>
          </table:table-cell>
          <table:table-cell office:value-type="float" office:value="43808" calcext:value-type="float">
            <text:p>4380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1620</text:p>
          </table:table-cell>
          <table:table-cell office:value-type="string" calcext:value-type="string">
            <text:p>Westbrook Brandino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Legal</text:p>
          </table:table-cell>
          <table:table-cell table:style-name="ce2" office:value-type="float" office:value="113616.23" calcext:value-type="float">
            <text:p>113616.23</text:p>
          </table:table-cell>
          <table:table-cell office:value-type="float" office:value="43255" calcext:value-type="float">
            <text:p>43255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4681</text:p>
          </table:table-cell>
          <table:table-cell office:value-type="string" calcext:value-type="string">
            <text:p>Nickolai <text:s/>Artin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110906.35" calcext:value-type="float">
            <text:p>110906.35</text:p>
          </table:table-cell>
          <table:table-cell office:value-type="string" calcext:value-type="string">
            <text:p>Nov 30, 201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4246</text:p>
          </table:table-cell>
          <table:table-cell office:value-type="string" calcext:value-type="string">
            <text:p>Shaylyn Ransbury 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upport</text:p>
          </table:table-cell>
          <table:table-cell table:style-name="ce2" office:value-type="float" office:value="100371.31" calcext:value-type="float">
            <text:p>100371.31</text:p>
          </table:table-cell>
          <table:table-cell office:value-type="float" office:value="44067" calcext:value-type="float">
            <text:p>44067</text:p>
          </table:table-cell>
          <table:table-cell table:style-name="ce2" office:value-type="float" office:value="0.8" calcext:value-type="float">
            <text:p>0.8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2570</text:p>
          </table:table-cell>
          <table:table-cell office:value-type="string" calcext:value-type="string">
            <text:p>Grady Rochelle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69163.39" calcext:value-type="float">
            <text:p>69163.39</text:p>
          </table:table-cell>
          <table:table-cell office:value-type="float" office:value="43397" calcext:value-type="float">
            <text:p>43397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2801</text:p>
          </table:table-cell>
          <table:table-cell office:value-type="string" calcext:value-type="string">
            <text:p>Shellysheldon Mahad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114691.03" calcext:value-type="float">
            <text:p>114691.03</text:p>
          </table:table-cell>
          <table:table-cell office:value-type="string" calcext:value-type="string">
            <text:p>27-Jul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1177</text:p>
          </table:table-cell>
          <table:table-cell office:value-type="string" calcext:value-type="string">
            <text:p>Riccardo Hagan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Human Resources</text:p>
          </table:table-cell>
          <table:table-cell table:style-name="ce2" office:value-type="float" office:value="86556.96" calcext:value-type="float">
            <text:p>86556.96</text:p>
          </table:table-cell>
          <table:table-cell office:value-type="string" calcext:value-type="string">
            <text:p>30-Sep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1740</text:p>
          </table:table-cell>
          <table:table-cell office:value-type="string" calcext:value-type="string">
            <text:p>Ginger <text:s/>Myott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ervices</text:p>
          </table:table-cell>
          <table:table-cell table:style-name="ce2" office:value-type="float" office:value="31172.77" calcext:value-type="float">
            <text:p>31172.77</text:p>
          </table:table-cell>
          <table:table-cell office:value-type="string" calcext:value-type="string">
            <text:p>19-Jul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1876</text:p>
          </table:table-cell>
          <table:table-cell office:value-type="string" calcext:value-type="string">
            <text:p>Aileen McCritchie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80169.42" calcext:value-type="float">
            <text:p>80169.42</text:p>
          </table:table-cell>
          <table:table-cell office:value-type="string" calcext:value-type="string">
            <text:p>10-Aug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2313</text:p>
          </table:table-cell>
          <table:table-cell office:value-type="string" calcext:value-type="string">
            <text:p>Thekla Lynnett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53949.26" calcext:value-type="float">
            <text:p>53949.26</text:p>
          </table:table-cell>
          <table:table-cell office:value-type="float" office:value="43808" calcext:value-type="float">
            <text:p>4380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3988</text:p>
          </table:table-cell>
          <table:table-cell office:value-type="string" calcext:value-type="string">
            <text:p>Oby Sorrel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upport</text:p>
          </table:table-cell>
          <table:table-cell table:style-name="ce2" office:value-type="float" office:value="58935.92" calcext:value-type="float">
            <text:p>58935.92</text:p>
          </table:table-cell>
          <table:table-cell office:value-type="string" calcext:value-type="string">
            <text:p>9-Sep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0227</text:p>
          </table:table-cell>
          <table:table-cell office:value-type="string" calcext:value-type="string">
            <text:p>Lincoln Cord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upport</text:p>
          </table:table-cell>
          <table:table-cell table:style-name="ce2" office:value-type="float" office:value="63555.73" calcext:value-type="float">
            <text:p>63555.73</text:p>
          </table:table-cell>
          <table:table-cell office:value-type="string" calcext:value-type="string">
            <text:p>24-Nov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1092</text:p>
          </table:table-cell>
          <table:table-cell office:value-type="string" calcext:value-type="string">
            <text:p>Tabby <text:s/>Astall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57419.35" calcext:value-type="float">
            <text:p>57419.35</text:p>
          </table:table-cell>
          <table:table-cell office:value-type="float" office:value="43305" calcext:value-type="float">
            <text:p>43305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3169</text:p>
          </table:table-cell>
          <table:table-cell office:value-type="string" calcext:value-type="string">
            <text:p>Doe Clubley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67818.14" calcext:value-type="float">
            <text:p>67818.14</text:p>
          </table:table-cell>
          <table:table-cell office:value-type="string" calcext:value-type="string">
            <text:p>Nov 2, 2018</text:p>
          </table:table-cell>
          <table:table-cell table:style-name="ce2" office:value-type="float" office:value="0.6" calcext:value-type="float">
            <text:p>0.6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1402</text:p>
          </table:table-cell>
          <table:table-cell office:value-type="string" calcext:value-type="string">
            <text:p>Julietta Culross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NULL</text:p>
          </table:table-cell>
          <table:table-cell table:style-name="ce2" office:value-type="float" office:value="44403.77" calcext:value-type="float">
            <text:p>44403.77</text:p>
          </table:table-cell>
          <table:table-cell office:value-type="float" office:value="43416" calcext:value-type="float">
            <text:p>43416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0360</text:p>
          </table:table-cell>
          <table:table-cell office:value-type="string" calcext:value-type="string">
            <text:p>Orlando Gorstidge 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40753.54" calcext:value-type="float">
            <text:p>40753.54</text:p>
          </table:table-cell>
          <table:table-cell office:value-type="float" office:value="43152" calcext:value-type="float">
            <text:p>43152</text:p>
          </table:table-cell>
          <table:table-cell table:style-name="ce2" office:value-type="float" office:value="0.6" calcext:value-type="float">
            <text:p>0.6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2208</text:p>
          </table:table-cell>
          <table:table-cell office:value-type="string" calcext:value-type="string">
            <text:p>Vernor Atyea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102934.09" calcext:value-type="float">
            <text:p>102934.09</text:p>
          </table:table-cell>
          <table:table-cell office:value-type="string" calcext:value-type="string">
            <text:p>29-Apr-2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1637</text:p>
          </table:table-cell>
          <table:table-cell office:value-type="string" calcext:value-type="string">
            <text:p><text:s/>Joaquin McVitt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ales</text:p>
          </table:table-cell>
          <table:table-cell table:style-name="ce2" office:value-type="float" office:value="68860.4" calcext:value-type="float">
            <text:p>68860.4</text:p>
          </table:table-cell>
          <table:table-cell office:value-type="float" office:value="43508" calcext:value-type="float">
            <text:p>43508</text:p>
          </table:table-cell>
          <table:table-cell table:style-name="ce2" office:value-type="float" office:value="0.4" calcext:value-type="float">
            <text:p>0.4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3210</text:p>
          </table:table-cell>
          <table:table-cell office:value-type="string" calcext:value-type="string">
            <text:p>Kellsie Wab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79567.69" calcext:value-type="float">
            <text:p>79567.69</text:p>
          </table:table-cell>
          <table:table-cell office:value-type="float" office:value="43272" calcext:value-type="float">
            <text:p>4327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3844</text:p>
          </table:table-cell>
          <table:table-cell office:value-type="string" calcext:value-type="string">
            <text:p>Brose MacCorkell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Human Resources</text:p>
          </table:table-cell>
          <table:table-cell table:style-name="ce2" office:value-type="float" office:value="35943.62" calcext:value-type="float">
            <text:p>35943.62</text:p>
          </table:table-cell>
          <table:table-cell office:value-type="float" office:value="44078" calcext:value-type="float">
            <text:p>4407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4093</text:p>
          </table:table-cell>
          <table:table-cell office:value-type="string" calcext:value-type="string">
            <text:p>Ewart Hovel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116767.63" calcext:value-type="float">
            <text:p>116767.63</text:p>
          </table:table-cell>
          <table:table-cell office:value-type="float" office:value="43949" calcext:value-type="float">
            <text:p>43949</text:p>
          </table:table-cell>
          <table:table-cell table:style-name="ce2" office:value-type="float" office:value="0.4" calcext:value-type="float">
            <text:p>0.4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2246</text:p>
          </table:table-cell>
          <table:table-cell office:value-type="string" calcext:value-type="string">
            <text:p>Matias Cormack 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Research and Development</text:p>
          </table:table-cell>
          <table:table-cell table:style-name="ce2" office:value-type="float" office:value="85455.53" calcext:value-type="float">
            <text:p>85455.53</text:p>
          </table:table-cell>
          <table:table-cell office:value-type="float" office:value="43839" calcext:value-type="float">
            <text:p>4383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3032</text:p>
          </table:table-cell>
          <table:table-cell office:value-type="string" calcext:value-type="string">
            <text:p>Debera Gow 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Research and Development</text:p>
          </table:table-cell>
          <table:table-cell table:style-name="ce2" office:value-type="float" office:value="39700.82" calcext:value-type="float">
            <text:p>39700.82</text:p>
          </table:table-cell>
          <table:table-cell office:value-type="float" office:value="44203" calcext:value-type="float">
            <text:p>44203</text:p>
          </table:table-cell>
          <table:table-cell table:style-name="ce2" office:value-type="float" office:value="0.8" calcext:value-type="float">
            <text:p>0.8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0914</text:p>
          </table:table-cell>
          <table:table-cell office:value-type="string" calcext:value-type="string">
            <text:p>Ansley Gounel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38438.24" calcext:value-type="float">
            <text:p>38438.24</text:p>
          </table:table-cell>
          <table:table-cell office:value-type="string" calcext:value-type="string">
            <text:p>May 11, 20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2525</text:p>
          </table:table-cell>
          <table:table-cell office:value-type="string" calcext:value-type="string">
            <text:p>Mickie Dagwell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Engineering</text:p>
          </table:table-cell>
          <table:table-cell table:style-name="ce2" office:value-type="float" office:value="50855.53" calcext:value-type="float">
            <text:p>50855.53</text:p>
          </table:table-cell>
          <table:table-cell office:value-type="string" calcext:value-type="string">
            <text:p>Jan 25, 202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2667</text:p>
          </table:table-cell>
          <table:table-cell office:value-type="string" calcext:value-type="string">
            <text:p>Lizzie Mullall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upport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6-Sep-19</text:p>
          </table:table-cell>
          <table:table-cell table:style-name="ce2" office:value-type="float" office:value="0.2" calcext:value-type="float">
            <text:p>0.2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2782</text:p>
          </table:table-cell>
          <table:table-cell office:value-type="string" calcext:value-type="string">
            <text:p>Isaak Rawne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37362.3" calcext:value-type="float">
            <text:p>37362.3</text:p>
          </table:table-cell>
          <table:table-cell office:value-type="string" calcext:value-type="string">
            <text:p>26-Jun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3331</text:p>
          </table:table-cell>
          <table:table-cell office:value-type="string" calcext:value-type="string">
            <text:p>Crawford Scad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Human Resources</text:p>
          </table:table-cell>
          <table:table-cell table:style-name="ce2" office:value-type="float" office:value="72876.91" calcext:value-type="float">
            <text:p>72876.91</text:p>
          </table:table-cell>
          <table:table-cell office:value-type="string" calcext:value-type="string">
            <text:p>27-May-19</text:p>
          </table:table-cell>
          <table:table-cell table:style-name="ce2" office:value-type="float" office:value="0.4" calcext:value-type="float">
            <text:p>0.4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1249</text:p>
          </table:table-cell>
          <table:table-cell office:value-type="string" calcext:value-type="string">
            <text:p>Brendan <text:s/>Edgeller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Legal</text:p>
          </table:table-cell>
          <table:table-cell table:style-name="ce2" office:value-type="float" office:value="31042.51" calcext:value-type="float">
            <text:p>31042.51</text:p>
          </table:table-cell>
          <table:table-cell office:value-type="float" office:value="44473" calcext:value-type="float">
            <text:p>44473</text:p>
          </table:table-cell>
          <table:table-cell table:style-name="ce2" office:value-type="float" office:value="0.3" calcext:value-type="float">
            <text:p>0.3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0576</text:p>
          </table:table-cell>
          <table:table-cell office:value-type="string" calcext:value-type="string">
            <text:p>Lion <text:s/>Adcock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Legal</text:p>
          </table:table-cell>
          <table:table-cell table:style-name="ce2" office:value-type="float" office:value="63705.4" calcext:value-type="float">
            <text:p>63705.4</text:p>
          </table:table-cell>
          <table:table-cell office:value-type="float" office:value="43682" calcext:value-type="float">
            <text:p>4368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2260</text:p>
          </table:table-cell>
          <table:table-cell office:value-type="string" calcext:value-type="string">
            <text:p>Rhiamon Mollison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Research and Development</text:p>
          </table:table-cell>
          <table:table-cell table:style-name="ce2" office:value-type="float" office:value="59434.18" calcext:value-type="float">
            <text:p>59434.18</text:p>
          </table:table-cell>
          <table:table-cell office:value-type="string" calcext:value-type="string">
            <text:p>10-Apr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2883</text:p>
          </table:table-cell>
          <table:table-cell office:value-type="string" calcext:value-type="string">
            <text:p>Iain Wiburn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ales</text:p>
          </table:table-cell>
          <table:table-cell table:style-name="ce2" office:value-type="float" office:value="84762.76" calcext:value-type="float">
            <text:p>84762.76</text:p>
          </table:table-cell>
          <table:table-cell office:value-type="float" office:value="43332" calcext:value-type="float">
            <text:p>4333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3024</text:p>
          </table:table-cell>
          <table:table-cell office:value-type="string" calcext:value-type="string">
            <text:p>Inge Creer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ervices</text:p>
          </table:table-cell>
          <table:table-cell table:style-name="ce2" office:value-type="float" office:value="69057.32" calcext:value-type="float">
            <text:p>69057.32</text:p>
          </table:table-cell>
          <table:table-cell office:value-type="float" office:value="43390" calcext:value-type="float">
            <text:p>4339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4428</text:p>
          </table:table-cell>
          <table:table-cell office:value-type="string" calcext:value-type="string">
            <text:p>Tadio Audritt</text:p>
          </table:table-cell>
          <table:table-cell/>
          <table:table-cell office:value-type="string" calcext:value-type="string">
            <text:p>Human Resources</text:p>
          </table:table-cell>
          <table:table-cell table:style-name="ce2" office:value-type="float" office:value="99448.78" calcext:value-type="float">
            <text:p>99448.78</text:p>
          </table:table-cell>
          <table:table-cell office:value-type="string" calcext:value-type="string">
            <text:p>8-Jan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3350</text:p>
          </table:table-cell>
          <table:table-cell office:value-type="string" calcext:value-type="string">
            <text:p>Felice McMurty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66865.49" calcext:value-type="float">
            <text:p>66865.49</text:p>
          </table:table-cell>
          <table:table-cell office:value-type="string" calcext:value-type="string">
            <text:p>18-Feb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3421</text:p>
          </table:table-cell>
          <table:table-cell office:value-type="string" calcext:value-type="string">
            <text:p>Alic Bagg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Legal</text:p>
          </table:table-cell>
          <table:table-cell table:style-name="ce2" office:value-type="float" office:value="113747.56" calcext:value-type="float">
            <text:p>113747.56</text:p>
          </table:table-cell>
          <table:table-cell office:value-type="string" calcext:value-type="string">
            <text:p>15-Mar-21</text:p>
          </table:table-cell>
          <table:table-cell table:style-name="ce2" office:value-type="float" office:value="0.7" calcext:value-type="float">
            <text:p>0.7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1346</text:p>
          </table:table-cell>
          <table:table-cell office:value-type="string" calcext:value-type="string">
            <text:p>Adolph McNalle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85918.61" calcext:value-type="float">
            <text:p>85918.61</text:p>
          </table:table-cell>
          <table:table-cell office:value-type="string" calcext:value-type="string">
            <text:p>5-Feb-1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2118</text:p>
          </table:table-cell>
          <table:table-cell office:value-type="string" calcext:value-type="string">
            <text:p>Northrop Reid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NULL</text:p>
          </table:table-cell>
          <table:table-cell table:style-name="ce2" office:value-type="float" office:value="51165.37" calcext:value-type="float">
            <text:p>51165.37</text:p>
          </table:table-cell>
          <table:table-cell office:value-type="string" calcext:value-type="string">
            <text:p>10-Feb-2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0210</text:p>
          </table:table-cell>
          <table:table-cell office:value-type="string" calcext:value-type="string">
            <text:p>Marquita Liquorish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Legal</text:p>
          </table:table-cell>
          <table:table-cell/>
          <table:table-cell office:value-type="float" office:value="44011" calcext:value-type="float">
            <text:p>44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2496</text:p>
          </table:table-cell>
          <table:table-cell office:value-type="string" calcext:value-type="string">
            <text:p>Anjanette Ferre</text:p>
          </table:table-cell>
          <table:table-cell/>
          <table:table-cell office:value-type="string" calcext:value-type="string">
            <text:p>Human Resources</text:p>
          </table:table-cell>
          <table:table-cell table:style-name="ce2" office:value-type="float" office:value="67957.9" calcext:value-type="float">
            <text:p>67957.9</text:p>
          </table:table-cell>
          <table:table-cell office:value-type="float" office:value="43430" calcext:value-type="float">
            <text:p>4343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2491</text:p>
          </table:table-cell>
          <table:table-cell office:value-type="string" calcext:value-type="string">
            <text:p>Alexis Gotfre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Engineering</text:p>
          </table:table-cell>
          <table:table-cell table:style-name="ce2" office:value-type="float" office:value="114465.93" calcext:value-type="float">
            <text:p>114465.93</text:p>
          </table:table-cell>
          <table:table-cell office:value-type="float" office:value="43291" calcext:value-type="float">
            <text:p>4329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3980</text:p>
          </table:table-cell>
          <table:table-cell office:value-type="string" calcext:value-type="string">
            <text:p><text:s/>Kath Bletsoe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65699.02" calcext:value-type="float">
            <text:p>65699.02</text:p>
          </table:table-cell>
          <table:table-cell office:value-type="string" calcext:value-type="string">
            <text:p>30-Apr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3307</text:p>
          </table:table-cell>
          <table:table-cell office:value-type="string" calcext:value-type="string">
            <text:p>Tallie Chaikovski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ales</text:p>
          </table:table-cell>
          <table:table-cell table:style-name="ce2" office:value-type="float" office:value="83191.95" calcext:value-type="float">
            <text:p>83191.95</text:p>
          </table:table-cell>
          <table:table-cell office:value-type="float" office:value="43700" calcext:value-type="float">
            <text:p>43700</text:p>
          </table:table-cell>
          <table:table-cell table:style-name="ce2" office:value-type="float" office:value="0.6" calcext:value-type="float">
            <text:p>0.6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4058</text:p>
          </table:table-cell>
          <table:table-cell office:value-type="string" calcext:value-type="string">
            <text:p>Bari Toffano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106775.14" calcext:value-type="float">
            <text:p>106775.14</text:p>
          </table:table-cell>
          <table:table-cell office:value-type="float" office:value="43563" calcext:value-type="float">
            <text:p>4356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3993</text:p>
          </table:table-cell>
          <table:table-cell office:value-type="string" calcext:value-type="string">
            <text:p>Dulce Colbeck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Human Resources</text:p>
          </table:table-cell>
          <table:table-cell table:style-name="ce2" office:value-type="float" office:value="83396.5" calcext:value-type="float">
            <text:p>83396.5</text:p>
          </table:table-cell>
          <table:table-cell office:value-type="string" calcext:value-type="string">
            <text:p>30-Mar-2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2663</text:p>
          </table:table-cell>
          <table:table-cell office:value-type="string" calcext:value-type="string">
            <text:p>Ignacius Losel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Legal</text:p>
          </table:table-cell>
          <table:table-cell table:style-name="ce2" office:value-type="float" office:value="28481.16" calcext:value-type="float">
            <text:p>28481.16</text:p>
          </table:table-cell>
          <table:table-cell office:value-type="string" calcext:value-type="string">
            <text:p>1-Feb-2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3034</text:p>
          </table:table-cell>
          <table:table-cell office:value-type="string" calcext:value-type="string">
            <text:p>Estell Kingsland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ales</text:p>
          </table:table-cell>
          <table:table-cell table:style-name="ce2" office:value-type="float" office:value="32192.15" calcext:value-type="float">
            <text:p>32192.15</text:p>
          </table:table-cell>
          <table:table-cell office:value-type="string" calcext:value-type="string">
            <text:p>4-Oct-2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1159</text:p>
          </table:table-cell>
          <table:table-cell office:value-type="string" calcext:value-type="string">
            <text:p>Mollie <text:s/>Hanwa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NULL</text:p>
          </table:table-cell>
          <table:table-cell table:style-name="ce2" office:value-type="float" office:value="112645.99" calcext:value-type="float">
            <text:p>112645.99</text:p>
          </table:table-cell>
          <table:table-cell office:value-type="string" calcext:value-type="string">
            <text:p>21-Oct-19</text:p>
          </table:table-cell>
          <table:table-cell table:style-name="ce2" office:value-type="float" office:value="0.6" calcext:value-type="float">
            <text:p>0.6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3476</text:p>
          </table:table-cell>
          <table:table-cell office:value-type="string" calcext:value-type="string">
            <text:p>Inger Andriveaux</text:p>
          </table:table-cell>
          <table:table-cell/>
          <table:table-cell office:value-type="string" calcext:value-type="string">
            <text:p>Accounting</text:p>
          </table:table-cell>
          <table:table-cell table:style-name="ce2" office:value-type="float" office:value="107107.6" calcext:value-type="float">
            <text:p>107107.6</text:p>
          </table:table-cell>
          <table:table-cell office:value-type="string" calcext:value-type="string">
            <text:p>13-Aug-18</text:p>
          </table:table-cell>
          <table:table-cell table:style-name="ce2" office:value-type="float" office:value="0.9" calcext:value-type="float">
            <text:p>0.9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4380</text:p>
          </table:table-cell>
          <table:table-cell office:value-type="string" calcext:value-type="string">
            <text:p>Van Tuxwell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80695.74" calcext:value-type="float">
            <text:p>80695.74</text:p>
          </table:table-cell>
          <table:table-cell office:value-type="string" calcext:value-type="string">
            <text:p>18-Nov-19</text:p>
          </table:table-cell>
          <table:table-cell table:style-name="ce2" office:value-type="float" office:value="0.8" calcext:value-type="float">
            <text:p>0.8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0182</text:p>
          </table:table-cell>
          <table:table-cell office:value-type="string" calcext:value-type="string">
            <text:p>Camilla Castle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75475.93" calcext:value-type="float">
            <text:p>75475.93</text:p>
          </table:table-cell>
          <table:table-cell office:value-type="string" calcext:value-type="string">
            <text:p>Nov 25, 20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1523</text:p>
          </table:table-cell>
          <table:table-cell office:value-type="string" calcext:value-type="string">
            <text:p>Charmane Heistermann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86558.58" calcext:value-type="float">
            <text:p>86558.58</text:p>
          </table:table-cell>
          <table:table-cell office:value-type="string" calcext:value-type="string">
            <text:p>26-Feb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0916</text:p>
          </table:table-cell>
          <table:table-cell office:value-type="string" calcext:value-type="string">
            <text:p>Inger Chapelhow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Research and Development</text:p>
          </table:table-cell>
          <table:table-cell table:style-name="ce2" office:value-type="float" office:value="84309.95" calcext:value-type="float">
            <text:p>84309.95</text:p>
          </table:table-cell>
          <table:table-cell office:value-type="float" office:value="44501" calcext:value-type="float">
            <text:p>4450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1211</text:p>
          </table:table-cell>
          <table:table-cell office:value-type="string" calcext:value-type="string">
            <text:p>Enoch Dowre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91645.04" calcext:value-type="float">
            <text:p>91645.04</text:p>
          </table:table-cell>
          <table:table-cell office:value-type="float" office:value="44223" calcext:value-type="float">
            <text:p>4422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1684</text:p>
          </table:table-cell>
          <table:table-cell office:value-type="string" calcext:value-type="string">
            <text:p>Audry Yu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101187.36" calcext:value-type="float">
            <text:p>101187.36</text:p>
          </table:table-cell>
          <table:table-cell office:value-type="float" office:value="43258" calcext:value-type="float">
            <text:p>4325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1876</text:p>
          </table:table-cell>
          <table:table-cell office:value-type="string" calcext:value-type="string">
            <text:p>Aileen McCritchie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80169.42" calcext:value-type="float">
            <text:p>80169.42</text:p>
          </table:table-cell>
          <table:table-cell office:value-type="string" calcext:value-type="string">
            <text:p>10-Aug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4740</text:p>
          </table:table-cell>
          <table:table-cell office:value-type="string" calcext:value-type="string">
            <text:p>Tristam Cuming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upport</text:p>
          </table:table-cell>
          <table:table-cell table:style-name="ce2" office:value-type="float" office:value="104038.9" calcext:value-type="float">
            <text:p>104038.9</text:p>
          </table:table-cell>
          <table:table-cell office:value-type="float" office:value="43815" calcext:value-type="float">
            <text:p>43815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3575</text:p>
          </table:table-cell>
          <table:table-cell office:value-type="string" calcext:value-type="string">
            <text:p>Janina Wolverson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Research and Development</text:p>
          </table:table-cell>
          <table:table-cell table:style-name="ce2" office:value-type="float" office:value="99683.67" calcext:value-type="float">
            <text:p>99683.67</text:p>
          </table:table-cell>
          <table:table-cell office:value-type="string" calcext:value-type="string">
            <text:p>4-Feb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4984</text:p>
          </table:table-cell>
          <table:table-cell office:value-type="string" calcext:value-type="string">
            <text:p>Dell Mollo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Engineering</text:p>
          </table:table-cell>
          <table:table-cell table:style-name="ce2" office:value-type="float" office:value="47362.62" calcext:value-type="float">
            <text:p>47362.62</text:p>
          </table:table-cell>
          <table:table-cell office:value-type="string" calcext:value-type="string">
            <text:p>22-May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0095</text:p>
          </table:table-cell>
          <table:table-cell office:value-type="string" calcext:value-type="string">
            <text:p>Ardella Dyment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70649.46" calcext:value-type="float">
            <text:p>70649.46</text:p>
          </table:table-cell>
          <table:table-cell office:value-type="string" calcext:value-type="string">
            <text:p>13-Jan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3546</text:p>
          </table:table-cell>
          <table:table-cell office:value-type="string" calcext:value-type="string">
            <text:p>Alexandros Rackley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Legal</text:p>
          </table:table-cell>
          <table:table-cell table:style-name="ce2" office:value-type="float" office:value="75733.74" calcext:value-type="float">
            <text:p>75733.74</text:p>
          </table:table-cell>
          <table:table-cell office:value-type="string" calcext:value-type="string">
            <text:p>Jul 5, 202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2374</text:p>
          </table:table-cell>
          <table:table-cell office:value-type="string" calcext:value-type="string">
            <text:p>Delphine Jewis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71823.56" calcext:value-type="float">
            <text:p>71823.56</text:p>
          </table:table-cell>
          <table:table-cell office:value-type="string" calcext:value-type="string">
            <text:p>Oct 1, 2018</text:p>
          </table:table-cell>
          <table:table-cell table:style-name="ce2" office:value-type="float" office:value="0.3" calcext:value-type="float">
            <text:p>0.3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0450</text:p>
          </table:table-cell>
          <table:table-cell office:value-type="string" calcext:value-type="string">
            <text:p><text:s/>Louise Lamming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ales</text:p>
          </table:table-cell>
          <table:table-cell table:style-name="ce2" office:value-type="float" office:value="41934.71" calcext:value-type="float">
            <text:p>41934.71</text:p>
          </table:table-cell>
          <table:table-cell office:value-type="float" office:value="43943" calcext:value-type="float">
            <text:p>4394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3804</text:p>
          </table:table-cell>
          <table:table-cell office:value-type="string" calcext:value-type="string">
            <text:p>Vere Kulic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Legal</text:p>
          </table:table-cell>
          <table:table-cell table:style-name="ce2" office:value-type="float" office:value="66572.58" calcext:value-type="float">
            <text:p>66572.58</text:p>
          </table:table-cell>
          <table:table-cell office:value-type="string" calcext:value-type="string">
            <text:p>28-Dec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4488</text:p>
          </table:table-cell>
          <table:table-cell office:value-type="string" calcext:value-type="string">
            <text:p>Yanaton Wooster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76932.6" calcext:value-type="float">
            <text:p>76932.6</text:p>
          </table:table-cell>
          <table:table-cell office:value-type="string" calcext:value-type="string">
            <text:p>28-Jan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0735</text:p>
          </table:table-cell>
          <table:table-cell office:value-type="string" calcext:value-type="string">
            <text:p>Caresa Christer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upport</text:p>
          </table:table-cell>
          <table:table-cell table:style-name="ce2" office:value-type="float" office:value="59258.19" calcext:value-type="float">
            <text:p>59258.19</text:p>
          </table:table-cell>
          <table:table-cell office:value-type="float" office:value="43452" calcext:value-type="float">
            <text:p>43452</text:p>
          </table:table-cell>
          <table:table-cell table:style-name="ce2" office:value-type="float" office:value="0.8" calcext:value-type="float">
            <text:p>0.8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1893</text:p>
          </table:table-cell>
          <table:table-cell office:value-type="string" calcext:value-type="string">
            <text:p>Lindy Guillet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112778.28" calcext:value-type="float">
            <text:p>112778.28</text:p>
          </table:table-cell>
          <table:table-cell office:value-type="float" office:value="43250" calcext:value-type="float">
            <text:p>4325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2223</text:p>
          </table:table-cell>
          <table:table-cell office:value-type="string" calcext:value-type="string">
            <text:p><text:s/>Pippy Shepperd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44845.33" calcext:value-type="float">
            <text:p>44845.33</text:p>
          </table:table-cell>
          <table:table-cell office:value-type="string" calcext:value-type="string">
            <text:p>26-Jun-1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2010</text:p>
          </table:table-cell>
          <table:table-cell office:value-type="string" calcext:value-type="string">
            <text:p>Eilis Pavlasek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115191.38" calcext:value-type="float">
            <text:p>115191.38</text:p>
          </table:table-cell>
          <table:table-cell office:value-type="float" office:value="44004" calcext:value-type="float">
            <text:p>4400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0498</text:p>
          </table:table-cell>
          <table:table-cell office:value-type="string" calcext:value-type="string">
            <text:p>Amery Ofer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Legal</text:p>
          </table:table-cell>
          <table:table-cell table:style-name="ce2" office:value-type="float" office:value="111049.84" calcext:value-type="float">
            <text:p>111049.84</text:p>
          </table:table-cell>
          <table:table-cell office:value-type="float" office:value="44393" calcext:value-type="float">
            <text:p>4439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2113</text:p>
          </table:table-cell>
          <table:table-cell office:value-type="string" calcext:value-type="string">
            <text:p>Beverie Moffet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upport</text:p>
          </table:table-cell>
          <table:table-cell table:style-name="ce2" office:value-type="float" office:value="75974.99" calcext:value-type="float">
            <text:p>75974.99</text:p>
          </table:table-cell>
          <table:table-cell office:value-type="string" calcext:value-type="string">
            <text:p>7-Dec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0727</text:p>
          </table:table-cell>
          <table:table-cell office:value-type="string" calcext:value-type="string">
            <text:p>Dulsea Folkes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ervices</text:p>
          </table:table-cell>
          <table:table-cell table:style-name="ce2" office:value-type="float" office:value="42161.77" calcext:value-type="float">
            <text:p>42161.77</text:p>
          </table:table-cell>
          <table:table-cell office:value-type="string" calcext:value-type="string">
            <text:p>Jan 29, 20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1697</text:p>
          </table:table-cell>
          <table:table-cell office:value-type="string" calcext:value-type="string">
            <text:p>Frasier Straw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71371.37" calcext:value-type="float">
            <text:p>71371.37</text:p>
          </table:table-cell>
          <table:table-cell office:value-type="float" office:value="43392" calcext:value-type="float">
            <text:p>4339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1519</text:p>
          </table:table-cell>
          <table:table-cell office:value-type="string" calcext:value-type="string">
            <text:p>Caron Kolakovic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49915.14" calcext:value-type="float">
            <text:p>49915.14</text:p>
          </table:table-cell>
          <table:table-cell office:value-type="string" calcext:value-type="string">
            <text:p>26-Mar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0210</text:p>
          </table:table-cell>
          <table:table-cell office:value-type="string" calcext:value-type="string">
            <text:p>Marquita Liquorish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Legal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4011" calcext:value-type="float">
            <text:p>44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3500</text:p>
          </table:table-cell>
          <table:table-cell office:value-type="string" calcext:value-type="string">
            <text:p>Floyd <text:s/>Cowgill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upport</text:p>
          </table:table-cell>
          <table:table-cell table:style-name="ce2" office:value-type="float" office:value="37062.1" calcext:value-type="float">
            <text:p>37062.1</text:p>
          </table:table-cell>
          <table:table-cell office:value-type="float" office:value="44357" calcext:value-type="float">
            <text:p>44357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1962</text:p>
          </table:table-cell>
          <table:table-cell office:value-type="string" calcext:value-type="string">
            <text:p>Lezlie Philcott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Research and Developmen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3504" calcext:value-type="float">
            <text:p>4350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0017</text:p>
          </table:table-cell>
          <table:table-cell office:value-type="string" calcext:value-type="string">
            <text:p>Maible Azemar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Accounting</text:p>
          </table:table-cell>
          <table:table-cell/>
          <table:table-cell office:value-type="float" office:value="44077" calcext:value-type="float">
            <text:p>44077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2559</text:p>
          </table:table-cell>
          <table:table-cell office:value-type="string" calcext:value-type="string">
            <text:p>Aldrich <text:s/>Glenn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90884.32" calcext:value-type="float">
            <text:p>90884.32</text:p>
          </table:table-cell>
          <table:table-cell office:value-type="string" calcext:value-type="string">
            <text:p>27-Dec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1210</text:p>
          </table:table-cell>
          <table:table-cell office:value-type="string" calcext:value-type="string">
            <text:p>Alyosha Riquet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Legal</text:p>
          </table:table-cell>
          <table:table-cell table:style-name="ce2" office:value-type="float" office:value="89838.77" calcext:value-type="float">
            <text:p>89838.77</text:p>
          </table:table-cell>
          <table:table-cell office:value-type="float" office:value="43602" calcext:value-type="float">
            <text:p>4360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2051</text:p>
          </table:table-cell>
          <table:table-cell office:value-type="string" calcext:value-type="string">
            <text:p>Dave Lacoste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Legal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Sep 23, 202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3321</text:p>
          </table:table-cell>
          <table:table-cell office:value-type="string" calcext:value-type="string">
            <text:p>Gradey Litton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68887.84" calcext:value-type="float">
            <text:p>68887.84</text:p>
          </table:table-cell>
          <table:table-cell office:value-type="float" office:value="43297" calcext:value-type="float">
            <text:p>43297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4058</text:p>
          </table:table-cell>
          <table:table-cell office:value-type="string" calcext:value-type="string">
            <text:p>Bari Toffano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106775.14" calcext:value-type="float">
            <text:p>106775.14</text:p>
          </table:table-cell>
          <table:table-cell office:value-type="float" office:value="43563" calcext:value-type="float">
            <text:p>4356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0841</text:p>
          </table:table-cell>
          <table:table-cell office:value-type="string" calcext:value-type="string">
            <text:p>Danica Nayshe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ervices</text:p>
          </table:table-cell>
          <table:table-cell table:style-name="ce2" office:value-type="float" office:value="89690.38" calcext:value-type="float">
            <text:p>89690.38</text:p>
          </table:table-cell>
          <table:table-cell office:value-type="string" calcext:value-type="string">
            <text:p>23-Apr-1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4603</text:p>
          </table:table-cell>
          <table:table-cell office:value-type="string" calcext:value-type="string">
            <text:p>Natalee Craiker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111229.47" calcext:value-type="float">
            <text:p>111229.47</text:p>
          </table:table-cell>
          <table:table-cell office:value-type="string" calcext:value-type="string">
            <text:p>29-Oct-1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1028</text:p>
          </table:table-cell>
          <table:table-cell office:value-type="string" calcext:value-type="string">
            <text:p>Alicea Pudsall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67633.85" calcext:value-type="float">
            <text:p>67633.85</text:p>
          </table:table-cell>
          <table:table-cell office:value-type="float" office:value="43340" calcext:value-type="float">
            <text:p>4334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4028</text:p>
          </table:table-cell>
          <table:table-cell office:value-type="string" calcext:value-type="string">
            <text:p>Michale Rolf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ervices</text:p>
          </table:table-cell>
          <table:table-cell table:style-name="ce2" office:value-type="float" office:value="111815.49" calcext:value-type="float">
            <text:p>111815.49</text:p>
          </table:table-cell>
          <table:table-cell office:value-type="float" office:value="43895" calcext:value-type="float">
            <text:p>43895</text:p>
          </table:table-cell>
          <table:table-cell table:style-name="ce2" office:value-type="float" office:value="0.7" calcext:value-type="float">
            <text:p>0.7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3068</text:p>
          </table:table-cell>
          <table:table-cell office:value-type="string" calcext:value-type="string">
            <text:p>Dare Tull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39784.24" calcext:value-type="float">
            <text:p>39784.24</text:p>
          </table:table-cell>
          <table:table-cell office:value-type="string" calcext:value-type="string">
            <text:p>31-Dec-1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3701</text:p>
          </table:table-cell>
          <table:table-cell office:value-type="string" calcext:value-type="string">
            <text:p>Richy Gray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89829.33" calcext:value-type="float">
            <text:p>89829.33</text:p>
          </table:table-cell>
          <table:table-cell office:value-type="float" office:value="43794" calcext:value-type="float">
            <text:p>4379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4028</text:p>
          </table:table-cell>
          <table:table-cell office:value-type="string" calcext:value-type="string">
            <text:p>Michale Rolf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ervices</text:p>
          </table:table-cell>
          <table:table-cell table:style-name="ce2" office:value-type="float" office:value="111815.49" calcext:value-type="float">
            <text:p>111815.49</text:p>
          </table:table-cell>
          <table:table-cell office:value-type="float" office:value="43895" calcext:value-type="float">
            <text:p>43895</text:p>
          </table:table-cell>
          <table:table-cell table:style-name="ce2" office:value-type="float" office:value="0.7" calcext:value-type="float">
            <text:p>0.7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4101</text:p>
          </table:table-cell>
          <table:table-cell office:value-type="string" calcext:value-type="string">
            <text:p>Marline Wahncke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Legal</text:p>
          </table:table-cell>
          <table:table-cell table:style-name="ce2" office:value-type="float" office:value="72843.23" calcext:value-type="float">
            <text:p>72843.23</text:p>
          </table:table-cell>
          <table:table-cell office:value-type="float" office:value="43280" calcext:value-type="float">
            <text:p>4328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2374</text:p>
          </table:table-cell>
          <table:table-cell office:value-type="string" calcext:value-type="string">
            <text:p>Delphine Jewis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71823.56" calcext:value-type="float">
            <text:p>71823.56</text:p>
          </table:table-cell>
          <table:table-cell office:value-type="string" calcext:value-type="string">
            <text:p>Oct 1, 2018</text:p>
          </table:table-cell>
          <table:table-cell table:style-name="ce2" office:value-type="float" office:value="0.3" calcext:value-type="float">
            <text:p>0.3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1632</text:p>
          </table:table-cell>
          <table:table-cell office:value-type="string" calcext:value-type="string">
            <text:p>Katya Hund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88511.17" calcext:value-type="float">
            <text:p>88511.17</text:p>
          </table:table-cell>
          <table:table-cell office:value-type="string" calcext:value-type="string">
            <text:p>Apr 29, 20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1956</text:p>
          </table:table-cell>
          <table:table-cell office:value-type="string" calcext:value-type="string">
            <text:p><text:s/>Jamesy O'Ferris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36547.58" calcext:value-type="float">
            <text:p>36547.58</text:p>
          </table:table-cell>
          <table:table-cell office:value-type="float" office:value="43416" calcext:value-type="float">
            <text:p>43416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2140</text:p>
          </table:table-cell>
          <table:table-cell office:value-type="string" calcext:value-type="string">
            <text:p>Fanchon Furne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95954.02" calcext:value-type="float">
            <text:p>95954.02</text:p>
          </table:table-cell>
          <table:table-cell office:value-type="float" office:value="43567" calcext:value-type="float">
            <text:p>43567</text:p>
          </table:table-cell>
          <table:table-cell table:style-name="ce2" office:value-type="float" office:value="0.3" calcext:value-type="float">
            <text:p>0.3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3626</text:p>
          </table:table-cell>
          <table:table-cell office:value-type="string" calcext:value-type="string">
            <text:p>Easter Pyke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95677.9" calcext:value-type="float">
            <text:p>95677.9</text:p>
          </table:table-cell>
          <table:table-cell office:value-type="string" calcext:value-type="string">
            <text:p>19-Jul-21</text:p>
          </table:table-cell>
          <table:table-cell table:style-name="ce2" office:value-type="float" office:value="0.3" calcext:value-type="float">
            <text:p>0.3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1610</text:p>
          </table:table-cell>
          <table:table-cell office:value-type="string" calcext:value-type="string">
            <text:p>Gilles Jaquet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76303.82" calcext:value-type="float">
            <text:p>76303.82</text:p>
          </table:table-cell>
          <table:table-cell office:value-type="float" office:value="43458" calcext:value-type="float">
            <text:p>4345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0129</text:p>
          </table:table-cell>
          <table:table-cell office:value-type="string" calcext:value-type="string">
            <text:p>Grazia Bunkle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Research and Development</text:p>
          </table:table-cell>
          <table:table-cell/>
          <table:table-cell office:value-type="float" office:value="43538" calcext:value-type="float">
            <text:p>4353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1340</text:p>
          </table:table-cell>
          <table:table-cell office:value-type="string" calcext:value-type="string">
            <text:p>Granny Spencelayh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Legal</text:p>
          </table:table-cell>
          <table:table-cell table:style-name="ce2" office:value-type="float" office:value="99460.78" calcext:value-type="float">
            <text:p>99460.78</text:p>
          </table:table-cell>
          <table:table-cell office:value-type="string" calcext:value-type="string">
            <text:p>May 5, 20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0698</text:p>
          </table:table-cell>
          <table:table-cell office:value-type="string" calcext:value-type="string">
            <text:p>Barbara-anne Kenchington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upport</text:p>
          </table:table-cell>
          <table:table-cell table:style-name="ce2" office:value-type="float" office:value="88034.67" calcext:value-type="float">
            <text:p>88034.67</text:p>
          </table:table-cell>
          <table:table-cell office:value-type="float" office:value="43669" calcext:value-type="float">
            <text:p>4366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0960</text:p>
          </table:table-cell>
          <table:table-cell office:value-type="string" calcext:value-type="string">
            <text:p>Calvin O'Carroll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Research and Development</text:p>
          </table:table-cell>
          <table:table-cell table:style-name="ce2" office:value-type="float" office:value="44447.26" calcext:value-type="float">
            <text:p>44447.26</text:p>
          </table:table-cell>
          <table:table-cell office:value-type="float" office:value="43846" calcext:value-type="float">
            <text:p>43846</text:p>
          </table:table-cell>
          <table:table-cell table:style-name="ce2" office:value-type="float" office:value="0.4" calcext:value-type="float">
            <text:p>0.4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1998</text:p>
          </table:table-cell>
          <table:table-cell office:value-type="string" calcext:value-type="string">
            <text:p>Layton Crayden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40445.29" calcext:value-type="float">
            <text:p>40445.29</text:p>
          </table:table-cell>
          <table:table-cell office:value-type="float" office:value="44393" calcext:value-type="float">
            <text:p>4439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4446</text:p>
          </table:table-cell>
          <table:table-cell office:value-type="string" calcext:value-type="string">
            <text:p>Giffer Berlin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Research and Development</text:p>
          </table:table-cell>
          <table:table-cell table:style-name="ce2" office:value-type="float" office:value="92336.08" calcext:value-type="float">
            <text:p>92336.08</text:p>
          </table:table-cell>
          <table:table-cell office:value-type="float" office:value="44431" calcext:value-type="float">
            <text:p>4443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1283</text:p>
          </table:table-cell>
          <table:table-cell office:value-type="string" calcext:value-type="string">
            <text:p>Barr Faughny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68008.55" calcext:value-type="float">
            <text:p>68008.55</text:p>
          </table:table-cell>
          <table:table-cell office:value-type="float" office:value="44062" calcext:value-type="float">
            <text:p>4406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1026</text:p>
          </table:table-cell>
          <table:table-cell office:value-type="string" calcext:value-type="string">
            <text:p>Faun Rickeard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74924.65" calcext:value-type="float">
            <text:p>74924.65</text:p>
          </table:table-cell>
          <table:table-cell office:value-type="string" calcext:value-type="string">
            <text:p>12-Feb-2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2667</text:p>
          </table:table-cell>
          <table:table-cell office:value-type="string" calcext:value-type="string">
            <text:p>Lizzie Mullall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16-Sep-19</text:p>
          </table:table-cell>
          <table:table-cell table:style-name="ce2" office:value-type="float" office:value="0.2" calcext:value-type="float">
            <text:p>0.2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1912</text:p>
          </table:table-cell>
          <table:table-cell office:value-type="string" calcext:value-type="string">
            <text:p><text:s/>Fred Dudene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ervices</text:p>
          </table:table-cell>
          <table:table-cell table:style-name="ce2" office:value-type="float" office:value="88689.09" calcext:value-type="float">
            <text:p>88689.09</text:p>
          </table:table-cell>
          <table:table-cell office:value-type="string" calcext:value-type="string">
            <text:p>2-Oct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2319</text:p>
          </table:table-cell>
          <table:table-cell office:value-type="string" calcext:value-type="string">
            <text:p>Aluin Churly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Research and Development</text:p>
          </table:table-cell>
          <table:table-cell table:style-name="ce2" office:value-type="float" office:value="96555.53" calcext:value-type="float">
            <text:p>96555.53</text:p>
          </table:table-cell>
          <table:table-cell office:value-type="float" office:value="43489" calcext:value-type="float">
            <text:p>43489</text:p>
          </table:table-cell>
          <table:table-cell table:style-name="ce2" office:value-type="float" office:value="0.2" calcext:value-type="float">
            <text:p>0.2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4960</text:p>
          </table:table-cell>
          <table:table-cell office:value-type="string" calcext:value-type="string">
            <text:p>Gilda Richen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upport</text:p>
          </table:table-cell>
          <table:table-cell table:style-name="ce2" office:value-type="float" office:value="71924.85" calcext:value-type="float">
            <text:p>71924.85</text:p>
          </table:table-cell>
          <table:table-cell office:value-type="float" office:value="43822" calcext:value-type="float">
            <text:p>4382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1829</text:p>
          </table:table-cell>
          <table:table-cell office:value-type="string" calcext:value-type="string">
            <text:p>Mabel Orrow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31241.24" calcext:value-type="float">
            <text:p>31241.24</text:p>
          </table:table-cell>
          <table:table-cell office:value-type="float" office:value="43725" calcext:value-type="float">
            <text:p>43725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0022</text:p>
          </table:table-cell>
          <table:table-cell office:value-type="string" calcext:value-type="string">
            <text:p>Carlin Demke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110042.37" calcext:value-type="float">
            <text:p>110042.37</text:p>
          </table:table-cell>
          <table:table-cell office:value-type="float" office:value="43914" calcext:value-type="float">
            <text:p>4391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0214</text:p>
          </table:table-cell>
          <table:table-cell office:value-type="string" calcext:value-type="string">
            <text:p>Jo-anne Gobeau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37902.35" calcext:value-type="float">
            <text:p>37902.35</text:p>
          </table:table-cell>
          <table:table-cell office:value-type="string" calcext:value-type="string">
            <text:p>Dec 24, 20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2798</text:p>
          </table:table-cell>
          <table:table-cell office:value-type="string" calcext:value-type="string">
            <text:p>Thorvald Milliken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33031.26" calcext:value-type="float">
            <text:p>33031.26</text:p>
          </table:table-cell>
          <table:table-cell office:value-type="string" calcext:value-type="string">
            <text:p>3-Jan-19</text:p>
          </table:table-cell>
          <table:table-cell table:style-name="ce2" office:value-type="float" office:value="0.4" calcext:value-type="float">
            <text:p>0.4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2532</text:p>
          </table:table-cell>
          <table:table-cell office:value-type="string" calcext:value-type="string">
            <text:p>Adey Ryal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Legal</text:p>
          </table:table-cell>
          <table:table-cell table:style-name="ce2" office:value-type="float" office:value="32496.88" calcext:value-type="float">
            <text:p>32496.88</text:p>
          </table:table-cell>
          <table:table-cell office:value-type="float" office:value="43234" calcext:value-type="float">
            <text:p>4323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2321</text:p>
          </table:table-cell>
          <table:table-cell office:value-type="string" calcext:value-type="string">
            <text:p>Evanne <text:s/>Sheryn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ervices</text:p>
          </table:table-cell>
          <table:table-cell table:style-name="ce2" office:value-type="float" office:value="81897.79" calcext:value-type="float">
            <text:p>81897.79</text:p>
          </table:table-cell>
          <table:table-cell office:value-type="float" office:value="43146" calcext:value-type="float">
            <text:p>43146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3116</text:p>
          </table:table-cell>
          <table:table-cell office:value-type="string" calcext:value-type="string">
            <text:p>Syd Fearn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Engineering</text:p>
          </table:table-cell>
          <table:table-cell table:style-name="ce2" office:value-type="float" office:value="108872.77" calcext:value-type="float">
            <text:p>108872.77</text:p>
          </table:table-cell>
          <table:table-cell office:value-type="float" office:value="43521" calcext:value-type="float">
            <text:p>4352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2638</text:p>
          </table:table-cell>
          <table:table-cell office:value-type="string" calcext:value-type="string">
            <text:p>Cara Havers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89605.13" calcext:value-type="float">
            <text:p>89605.13</text:p>
          </table:table-cell>
          <table:table-cell office:value-type="string" calcext:value-type="string">
            <text:p>7-Jun-1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3704</text:p>
          </table:table-cell>
          <table:table-cell office:value-type="string" calcext:value-type="string">
            <text:p>Egor Minto</text:p>
          </table:table-cell>
          <table:table-cell/>
          <table:table-cell office:value-type="string" calcext:value-type="string">
            <text:p>Legal</text:p>
          </table:table-cell>
          <table:table-cell table:style-name="ce2" office:value-type="float" office:value="63447.07" calcext:value-type="float">
            <text:p>63447.07</text:p>
          </table:table-cell>
          <table:table-cell office:value-type="string" calcext:value-type="string">
            <text:p>Nov 13, 20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4552</text:p>
          </table:table-cell>
          <table:table-cell office:value-type="string" calcext:value-type="string">
            <text:p>Theresita Chasmer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106665.67" calcext:value-type="float">
            <text:p>106665.67</text:p>
          </table:table-cell>
          <table:table-cell office:value-type="float" office:value="43311" calcext:value-type="float">
            <text:p>433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4665</text:p>
          </table:table-cell>
          <table:table-cell office:value-type="string" calcext:value-type="string">
            <text:p>Collin Jagson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ervices</text:p>
          </table:table-cell>
          <table:table-cell table:style-name="ce2" office:value-type="float" office:value="100424.23" calcext:value-type="float">
            <text:p>100424.23</text:p>
          </table:table-cell>
          <table:table-cell office:value-type="float" office:value="43801" calcext:value-type="float">
            <text:p>4380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0336</text:p>
          </table:table-cell>
          <table:table-cell office:value-type="string" calcext:value-type="string">
            <text:p>Giselbert Newlands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ervices</text:p>
          </table:table-cell>
          <table:table-cell table:style-name="ce2" office:value-type="float" office:value="47646.95" calcext:value-type="float">
            <text:p>47646.95</text:p>
          </table:table-cell>
          <table:table-cell office:value-type="float" office:value="43791" calcext:value-type="float">
            <text:p>43791</text:p>
          </table:table-cell>
          <table:table-cell table:style-name="ce2" office:value-type="float" office:value="0.3" calcext:value-type="float">
            <text:p>0.3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1256</text:p>
          </table:table-cell>
          <table:table-cell office:value-type="string" calcext:value-type="string">
            <text:p>Ignacius Losel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Legal</text:p>
          </table:table-cell>
          <table:table-cell table:style-name="ce2" office:value-type="float" office:value="28481.16" calcext:value-type="float">
            <text:p>28481.16</text:p>
          </table:table-cell>
          <table:table-cell office:value-type="float" office:value="43916" calcext:value-type="float">
            <text:p>43916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1962</text:p>
          </table:table-cell>
          <table:table-cell office:value-type="string" calcext:value-type="string">
            <text:p>Lezlie Philcott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Research and Development</text:p>
          </table:table-cell>
          <table:table-cell/>
          <table:table-cell office:value-type="float" office:value="43504" calcext:value-type="float">
            <text:p>4350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3271</text:p>
          </table:table-cell>
          <table:table-cell office:value-type="string" calcext:value-type="string">
            <text:p>Stan <text:s/>Tolliday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ales</text:p>
          </table:table-cell>
          <table:table-cell table:style-name="ce2" office:value-type="float" office:value="39535.49" calcext:value-type="float">
            <text:p>39535.49</text:p>
          </table:table-cell>
          <table:table-cell office:value-type="float" office:value="43397" calcext:value-type="float">
            <text:p>43397</text:p>
          </table:table-cell>
          <table:table-cell table:style-name="ce2" office:value-type="float" office:value="0.3" calcext:value-type="float">
            <text:p>0.3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1101</text:p>
          </table:table-cell>
          <table:table-cell office:value-type="string" calcext:value-type="string">
            <text:p>Adela Dowsett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upport</text:p>
          </table:table-cell>
          <table:table-cell table:style-name="ce2" office:value-type="float" office:value="95017.1" calcext:value-type="float">
            <text:p>95017.1</text:p>
          </table:table-cell>
          <table:table-cell office:value-type="float" office:value="43283" calcext:value-type="float">
            <text:p>4328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4660</text:p>
          </table:table-cell>
          <table:table-cell office:value-type="string" calcext:value-type="string">
            <text:p>Thedrick Bothwell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69764.1" calcext:value-type="float">
            <text:p>69764.1</text:p>
          </table:table-cell>
          <table:table-cell office:value-type="float" office:value="44195" calcext:value-type="float">
            <text:p>44195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0596</text:p>
          </table:table-cell>
          <table:table-cell office:value-type="string" calcext:value-type="string">
            <text:p>Letisha Carrett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ales</text:p>
          </table:table-cell>
          <table:table-cell table:style-name="ce2" office:value-type="float" office:value="84598.88" calcext:value-type="float">
            <text:p>84598.88</text:p>
          </table:table-cell>
          <table:table-cell office:value-type="string" calcext:value-type="string">
            <text:p>12-Oct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3552</text:p>
          </table:table-cell>
          <table:table-cell office:value-type="string" calcext:value-type="string">
            <text:p>Karyn Creeghan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Engineering</text:p>
          </table:table-cell>
          <table:table-cell table:style-name="ce2" office:value-type="float" office:value="36536.26" calcext:value-type="float">
            <text:p>36536.26</text:p>
          </table:table-cell>
          <table:table-cell office:value-type="string" calcext:value-type="string">
            <text:p>Jun 11, 202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0083</text:p>
          </table:table-cell>
          <table:table-cell office:value-type="string" calcext:value-type="string">
            <text:p>Tammi Lackham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61688.77" calcext:value-type="float">
            <text:p>61688.77</text:p>
          </table:table-cell>
          <table:table-cell office:value-type="string" calcext:value-type="string">
            <text:p>3-Sep-18</text:p>
          </table:table-cell>
          <table:table-cell table:style-name="ce2" office:value-type="float" office:value="0.9" calcext:value-type="float">
            <text:p>0.9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1389</text:p>
          </table:table-cell>
          <table:table-cell office:value-type="string" calcext:value-type="string">
            <text:p>Shantee <text:s/>D'Antonio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Product Management</text:p>
          </table:table-cell>
          <table:table-cell/>
          <table:table-cell office:value-type="string" calcext:value-type="string">
            <text:p>21-Dec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2643</text:p>
          </table:table-cell>
          <table:table-cell office:value-type="string" calcext:value-type="string">
            <text:p>Niko MacGille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Engineering</text:p>
          </table:table-cell>
          <table:table-cell table:style-name="ce2" office:value-type="float" office:value="88425.08" calcext:value-type="float">
            <text:p>88425.08</text:p>
          </table:table-cell>
          <table:table-cell office:value-type="string" calcext:value-type="string">
            <text:p>Jul 16, 20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0914</text:p>
          </table:table-cell>
          <table:table-cell office:value-type="string" calcext:value-type="string">
            <text:p>Ansley Gounel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38438.24" calcext:value-type="float">
            <text:p>38438.24</text:p>
          </table:table-cell>
          <table:table-cell office:value-type="string" calcext:value-type="string">
            <text:p>May 11, 20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2674</text:p>
          </table:table-cell>
          <table:table-cell office:value-type="string" calcext:value-type="string">
            <text:p>Antonetta <text:s/>Coggeshall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ales</text:p>
          </table:table-cell>
          <table:table-cell table:style-name="ce2" office:value-type="float" office:value="96753.78" calcext:value-type="float">
            <text:p>96753.78</text:p>
          </table:table-cell>
          <table:table-cell office:value-type="float" office:value="44494" calcext:value-type="float">
            <text:p>4449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1893</text:p>
          </table:table-cell>
          <table:table-cell office:value-type="string" calcext:value-type="string">
            <text:p>Lindy Guillet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112778.28" calcext:value-type="float">
            <text:p>112778.28</text:p>
          </table:table-cell>
          <table:table-cell office:value-type="float" office:value="43250" calcext:value-type="float">
            <text:p>4325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2727</text:p>
          </table:table-cell>
          <table:table-cell office:value-type="string" calcext:value-type="string">
            <text:p>Wald Bountiff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upport</text:p>
          </table:table-cell>
          <table:table-cell table:style-name="ce2" office:value-type="float" office:value="28974.03" calcext:value-type="float">
            <text:p>28974.03</text:p>
          </table:table-cell>
          <table:table-cell office:value-type="string" calcext:value-type="string">
            <text:p>25-Sep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1323</text:p>
          </table:table-cell>
          <table:table-cell office:value-type="string" calcext:value-type="string">
            <text:p>Lissy McCoy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86233.83" calcext:value-type="float">
            <text:p>86233.83</text:p>
          </table:table-cell>
          <table:table-cell office:value-type="string" calcext:value-type="string">
            <text:p>29-Aug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3350</text:p>
          </table:table-cell>
          <table:table-cell office:value-type="string" calcext:value-type="string">
            <text:p>Felice McMurty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66865.49" calcext:value-type="float">
            <text:p>66865.49</text:p>
          </table:table-cell>
          <table:table-cell office:value-type="string" calcext:value-type="string">
            <text:p>18-Feb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3886</text:p>
          </table:table-cell>
          <table:table-cell office:value-type="string" calcext:value-type="string">
            <text:p>Edd <text:s/>MacKnockiter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119022.49" calcext:value-type="float">
            <text:p>119022.49</text:p>
          </table:table-cell>
          <table:table-cell office:value-type="float" office:value="44431" calcext:value-type="float">
            <text:p>4443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0746</text:p>
          </table:table-cell>
          <table:table-cell office:value-type="string" calcext:value-type="string">
            <text:p>Hogan Iles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114177.23" calcext:value-type="float">
            <text:p>114177.23</text:p>
          </table:table-cell>
          <table:table-cell office:value-type="string" calcext:value-type="string">
            <text:p>18-Mar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3387</text:p>
          </table:table-cell>
          <table:table-cell office:value-type="string" calcext:value-type="string">
            <text:p>Robinia Scholling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Human Resources</text:p>
          </table:table-cell>
          <table:table-cell table:style-name="ce2" office:value-type="float" office:value="100731.95" calcext:value-type="float">
            <text:p>100731.95</text:p>
          </table:table-cell>
          <table:table-cell office:value-type="string" calcext:value-type="string">
            <text:p>Apr 15, 20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0105</text:p>
          </table:table-cell>
          <table:table-cell office:value-type="string" calcext:value-type="string">
            <text:p>Melisa Knott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86010.54" calcext:value-type="float">
            <text:p>86010.54</text:p>
          </table:table-cell>
          <table:table-cell office:value-type="float" office:value="43164" calcext:value-type="float">
            <text:p>4316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2424</text:p>
          </table:table-cell>
          <table:table-cell office:value-type="string" calcext:value-type="string">
            <text:p>Novelia Pyffe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52270.22" calcext:value-type="float">
            <text:p>52270.22</text:p>
          </table:table-cell>
          <table:table-cell office:value-type="float" office:value="43521" calcext:value-type="float">
            <text:p>43521</text:p>
          </table:table-cell>
          <table:table-cell table:style-name="ce2" office:value-type="float" office:value="0.3" calcext:value-type="float">
            <text:p>0.3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1703</text:p>
          </table:table-cell>
          <table:table-cell office:value-type="string" calcext:value-type="string">
            <text:p>Abigael Basire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Engineering</text:p>
          </table:table-cell>
          <table:table-cell table:style-name="ce2" office:value-type="float" office:value="61624.77" calcext:value-type="float">
            <text:p>61624.77</text:p>
          </table:table-cell>
          <table:table-cell office:value-type="float" office:value="43430" calcext:value-type="float">
            <text:p>43430</text:p>
          </table:table-cell>
          <table:table-cell table:style-name="ce2" office:value-type="float" office:value="0.3" calcext:value-type="float">
            <text:p>0.3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2703</text:p>
          </table:table-cell>
          <table:table-cell office:value-type="string" calcext:value-type="string">
            <text:p>North Bertomeu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104903.79" calcext:value-type="float">
            <text:p>104903.79</text:p>
          </table:table-cell>
          <table:table-cell office:value-type="string" calcext:value-type="string">
            <text:p>3-Jul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3024</text:p>
          </table:table-cell>
          <table:table-cell office:value-type="string" calcext:value-type="string">
            <text:p>Inge Creer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ervices</text:p>
          </table:table-cell>
          <table:table-cell table:style-name="ce2" office:value-type="float" office:value="69057.32" calcext:value-type="float">
            <text:p>69057.32</text:p>
          </table:table-cell>
          <table:table-cell office:value-type="float" office:value="43390" calcext:value-type="float">
            <text:p>4339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0735</text:p>
          </table:table-cell>
          <table:table-cell office:value-type="string" calcext:value-type="string">
            <text:p>Caresa Christer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upport</text:p>
          </table:table-cell>
          <table:table-cell table:style-name="ce2" office:value-type="float" office:value="59258.19" calcext:value-type="float">
            <text:p>59258.19</text:p>
          </table:table-cell>
          <table:table-cell office:value-type="float" office:value="43452" calcext:value-type="float">
            <text:p>43452</text:p>
          </table:table-cell>
          <table:table-cell table:style-name="ce2" office:value-type="float" office:value="0.8" calcext:value-type="float">
            <text:p>0.8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4373</text:p>
          </table:table-cell>
          <table:table-cell office:value-type="string" calcext:value-type="string">
            <text:p>Edi <text:s/>Hofton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Research and Development</text:p>
          </table:table-cell>
          <table:table-cell table:style-name="ce2" office:value-type="float" office:value="28160.79" calcext:value-type="float">
            <text:p>28160.79</text:p>
          </table:table-cell>
          <table:table-cell office:value-type="string" calcext:value-type="string">
            <text:p>29-Jan-1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3733</text:p>
          </table:table-cell>
          <table:table-cell office:value-type="string" calcext:value-type="string">
            <text:p>Revkah Antonacci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NULL</text:p>
          </table:table-cell>
          <table:table-cell table:style-name="ce2" office:value-type="float" office:value="109143.17" calcext:value-type="float">
            <text:p>109143.17</text:p>
          </table:table-cell>
          <table:table-cell office:value-type="string" calcext:value-type="string">
            <text:p>24-Apr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4467</text:p>
          </table:table-cell>
          <table:table-cell office:value-type="string" calcext:value-type="string">
            <text:p>Carolyn Attack 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70755.5" calcext:value-type="float">
            <text:p>70755.5</text:p>
          </table:table-cell>
          <table:table-cell office:value-type="string" calcext:value-type="string">
            <text:p>16-Sep-20</text:p>
          </table:table-cell>
          <table:table-cell table:style-name="ce2" office:value-type="float" office:value="0.8" calcext:value-type="float">
            <text:p>0.8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3537</text:p>
          </table:table-cell>
          <table:table-cell office:value-type="string" calcext:value-type="string">
            <text:p>Renaldo Thomassin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73360.38" calcext:value-type="float">
            <text:p>73360.38</text:p>
          </table:table-cell>
          <table:table-cell office:value-type="float" office:value="43972" calcext:value-type="float">
            <text:p>4397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1610</text:p>
          </table:table-cell>
          <table:table-cell office:value-type="string" calcext:value-type="string">
            <text:p>Gilles Jaquet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76303.82" calcext:value-type="float">
            <text:p>76303.82</text:p>
          </table:table-cell>
          <table:table-cell office:value-type="float" office:value="43458" calcext:value-type="float">
            <text:p>4345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2016</text:p>
          </table:table-cell>
          <table:table-cell office:value-type="string" calcext:value-type="string">
            <text:p>Iris <text:s/>Wagg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NULL</text:p>
          </table:table-cell>
          <table:table-cell table:style-name="ce2" office:value-type="float" office:value="58861.19" calcext:value-type="float">
            <text:p>58861.19</text:p>
          </table:table-cell>
          <table:table-cell office:value-type="string" calcext:value-type="string">
            <text:p>8-Jul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4415</text:p>
          </table:table-cell>
          <table:table-cell office:value-type="string" calcext:value-type="string">
            <text:p>Malory Biles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58744.17" calcext:value-type="float">
            <text:p>58744.17</text:p>
          </table:table-cell>
          <table:table-cell office:value-type="string" calcext:value-type="string">
            <text:p>12-Mar-1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4067</text:p>
          </table:table-cell>
          <table:table-cell office:value-type="string" calcext:value-type="string">
            <text:p>Lea Chaplin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Human Resources</text:p>
          </table:table-cell>
          <table:table-cell table:style-name="ce2" office:value-type="float" office:value="73488.68" calcext:value-type="float">
            <text:p>73488.68</text:p>
          </table:table-cell>
          <table:table-cell office:value-type="string" calcext:value-type="string">
            <text:p>15-Apr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4175</text:p>
          </table:table-cell>
          <table:table-cell office:value-type="string" calcext:value-type="string">
            <text:p>Hinda Label 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Human Resources</text:p>
          </table:table-cell>
          <table:table-cell table:style-name="ce2" office:value-type="float" office:value="92704.48" calcext:value-type="float">
            <text:p>92704.48</text:p>
          </table:table-cell>
          <table:table-cell office:value-type="string" calcext:value-type="string">
            <text:p>26-Nov-1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0687</text:p>
          </table:table-cell>
          <table:table-cell office:value-type="string" calcext:value-type="string">
            <text:p>Adrianne Gave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Engineering</text:p>
          </table:table-cell>
          <table:table-cell table:style-name="ce2" office:value-type="float" office:value="78443.78" calcext:value-type="float">
            <text:p>78443.78</text:p>
          </table:table-cell>
          <table:table-cell office:value-type="string" calcext:value-type="string">
            <text:p>May 14, 20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1269</text:p>
          </table:table-cell>
          <table:table-cell office:value-type="string" calcext:value-type="string">
            <text:p>Eleonore Airdrie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Engineering</text:p>
          </table:table-cell>
          <table:table-cell table:style-name="ce2" office:value-type="float" office:value="97105.19" calcext:value-type="float">
            <text:p>97105.19</text:p>
          </table:table-cell>
          <table:table-cell office:value-type="float" office:value="44425" calcext:value-type="float">
            <text:p>44425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0579</text:p>
          </table:table-cell>
          <table:table-cell office:value-type="string" calcext:value-type="string">
            <text:p>Rafaelita Blaksland 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ervices</text:p>
          </table:table-cell>
          <table:table-cell table:style-name="ce2" office:value-type="float" office:value="109163.39" calcext:value-type="float">
            <text:p>109163.39</text:p>
          </table:table-cell>
          <table:table-cell office:value-type="float" office:value="44019" calcext:value-type="float">
            <text:p>44019</text:p>
          </table:table-cell>
          <table:table-cell table:style-name="ce2" office:value-type="float" office:value="0.8" calcext:value-type="float">
            <text:p>0.8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3097</text:p>
          </table:table-cell>
          <table:table-cell office:value-type="string" calcext:value-type="string">
            <text:p>Bendite <text:s/>Bloan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31816.57" calcext:value-type="float">
            <text:p>31816.57</text:p>
          </table:table-cell>
          <table:table-cell office:value-type="string" calcext:value-type="string">
            <text:p>1-Feb-19</text:p>
          </table:table-cell>
          <table:table-cell table:style-name="ce2" office:value-type="float" office:value="0.3" calcext:value-type="float">
            <text:p>0.3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2174</text:p>
          </table:table-cell>
          <table:table-cell office:value-type="string" calcext:value-type="string">
            <text:p>Sidoney Yitzhok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NULL</text:p>
          </table:table-cell>
          <table:table-cell table:style-name="ce2" office:value-type="float" office:value="118442.54" calcext:value-type="float">
            <text:p>118442.54</text:p>
          </table:table-cell>
          <table:table-cell office:value-type="float" office:value="44193" calcext:value-type="float">
            <text:p>4419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2957</text:p>
          </table:table-cell>
          <table:table-cell office:value-type="string" calcext:value-type="string">
            <text:p>Vaughn Carvill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84745.93" calcext:value-type="float">
            <text:p>84745.93</text:p>
          </table:table-cell>
          <table:table-cell office:value-type="string" calcext:value-type="string">
            <text:p>30-Aug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 table:number-rows-repeated="104837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ivot Table_Sheet1_2" table:style-name="ta2">
        <office:forms form:automatic-focus="false" form:apply-design-mode="false"/>
        <table:table-column table:style-name="co7" table:default-cell-style-name="ce2"/>
        <table:table-column table:style-name="co8" table:number-columns-repeated="4" table:default-cell-style-name="Default"/>
        <table:table-column table:style-name="co8" table:number-columns-repeated="2"/>
        <table:table-row table:style-name="ro2">
          <table:table-cell table:style-name="Pivot_20_Table_20_Field" office:value-type="string" calcext:value-type="string">
            <text:p>Gender</text:p>
          </table:table-cell>
          <table:table-cell table:style-name="ce8" office:value-type="string" calcext:value-type="string">
            <text:p>- all -</text:p>
          </table:table-cell>
          <table:table-cell table:number-columns-repeated="3"/>
        </table:table-row>
        <table:table-row table:style-name="ro2">
          <table:table-cell table:style-name="Pivot_20_Table_20_Field" office:value-type="string" calcext:value-type="string">
            <text:p>Name</text:p>
          </table:table-cell>
          <table:table-cell table:style-name="ce8" office:value-type="string" calcext:value-type="string">
            <text:p>- all -</text:p>
          </table:table-cell>
          <table:table-cell table:number-columns-repeated="3"/>
        </table:table-row>
        <table:table-row table:style-name="ro2">
          <table:table-cell table:style-name="Pivot_20_Table_20_Field" office:value-type="string" calcext:value-type="string">
            <text:p>Salary</text:p>
          </table:table-cell>
          <table:table-cell table:style-name="ce8" office:value-type="string" calcext:value-type="string">
            <text:p>- all -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4"/>
          <table:table-cell>
            <draw:frame draw:z-index="0" draw:style-name="gr1" draw:text-style-name="P1" svg:width="6.2937in" svg:height="3.5445in" svg:x="0.8425in" svg:y="0.1567in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style-name="ce3" office:value-type="string" calcext:value-type="string">
            <text:p>Count - Department*</text:p>
          </table:table-cell>
          <table:table-cell table:style-name="ce9" office:value-type="string" calcext:value-type="string">
            <text:p>Employee type</text:p>
          </table:table-cell>
          <table:table-cell table:style-name="ce15" table:number-columns-repeated="2"/>
          <table:table-cell table:style-name="ce24"/>
        </table:table-row>
        <table:table-row table:style-name="ro2">
          <table:table-cell table:style-name="ce4" office:value-type="string" calcext:value-type="string">
            <text:p>Department</text:p>
          </table:table-cell>
          <table:table-cell table:style-name="ce10" office:value-type="string" calcext:value-type="string">
            <text:p>Fixed Term</text:p>
          </table:table-cell>
          <table:table-cell table:style-name="ce16" office:value-type="string" calcext:value-type="string">
            <text:p>Permanent</text:p>
          </table:table-cell>
          <table:table-cell table:style-name="ce16" office:value-type="string" calcext:value-type="string">
            <text:p>Temporary</text:p>
          </table:table-cell>
          <table:table-cell table:style-name="ce25" office:value-type="string" calcext:value-type="string">
            <text:p>Total Result</text:p>
          </table:table-cell>
        </table:table-row>
        <table:table-row table:style-name="ro2">
          <table:table-cell table:style-name="ce5" office:value-type="string" calcext:value-type="string">
            <text:p>Accounting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float" office:value="13" calcext:value-type="float">
            <text:p>13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20" calcext:value-type="float">
            <text:p>20</text:p>
          </table:table-cell>
        </table:table-row>
        <table:table-row table:style-name="ro2">
          <table:table-cell table:style-name="ce6" office:value-type="string" calcext:value-type="string">
            <text:p>Business Development</text:p>
          </table:table-cell>
          <table:table-cell table:style-name="ce12" office:value-type="float" office:value="4" calcext:value-type="float">
            <text:p>4</text:p>
          </table:table-cell>
          <table:table-cell table:style-name="Pivot_20_Table_20_Value" office:value-type="float" office:value="15" calcext:value-type="float">
            <text:p>15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21" calcext:value-type="float">
            <text:p>21</text:p>
          </table:table-cell>
        </table:table-row>
        <table:table-row table:style-name="ro2">
          <table:table-cell table:style-name="ce6" office:value-type="string" calcext:value-type="string">
            <text:p>Engineering</text:p>
          </table:table-cell>
          <table:table-cell table:style-name="ce12" office:value-type="float" office:value="3" calcext:value-type="float">
            <text:p>3</text:p>
          </table:table-cell>
          <table:table-cell table:style-name="Pivot_20_Table_20_Value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27" office:value-type="float" office:value="13" calcext:value-type="float">
            <text:p>13</text:p>
          </table:table-cell>
        </table:table-row>
        <table:table-row table:style-name="ro2">
          <table:table-cell table:style-name="ce6" office:value-type="string" calcext:value-type="string">
            <text:p>Human Resources</text:p>
          </table:table-cell>
          <table:table-cell table:style-name="ce12" office:value-type="float" office:value="4" calcext:value-type="float">
            <text:p>4</text:p>
          </table:table-cell>
          <table:table-cell table:style-name="Pivot_20_Table_20_Value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string" calcext:value-type="string">
            <text:p>Legal</text:p>
          </table:table-cell>
          <table:table-cell table:style-name="ce12" office:value-type="float" office:value="2" calcext:value-type="float">
            <text:p>2</text:p>
          </table:table-cell>
          <table:table-cell table:style-name="Pivot_20_Table_20_Value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27" office:value-type="float" office:value="18" calcext:value-type="float">
            <text:p>18</text:p>
          </table:table-cell>
        </table:table-row>
        <table:table-row table:style-name="ro2">
          <table:table-cell table:style-name="ce6" office:value-type="string" calcext:value-type="string">
            <text:p>Marketing</text:p>
          </table:table-cell>
          <table:table-cell table:style-name="ce12" office:value-type="float" office:value="1" calcext:value-type="float">
            <text:p>1</text:p>
          </table:table-cell>
          <table:table-cell table:style-name="Pivot_20_Table_20_Value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string" calcext:value-type="string">
            <text:p>NULL</text:p>
          </table:table-cell>
          <table:table-cell table:style-name="ce12" office:value-type="float" office:value="1" calcext:value-type="float">
            <text:p>1</text:p>
          </table:table-cell>
          <table:table-cell table:style-name="Pivot_20_Table_20_Value" office:value-type="float" office:value="7" calcext:value-type="float">
            <text:p>7</text:p>
          </table:table-cell>
          <table:table-cell table:style-name="ce21"/>
          <table:table-cell table:style-name="ce27" office:value-type="float" office:value="8" calcext:value-type="float">
            <text:p>8</text:p>
          </table:table-cell>
        </table:table-row>
        <table:table-row table:style-name="ro2">
          <table:table-cell table:style-name="ce6" office:value-type="string" calcext:value-type="string">
            <text:p>Product Management</text:p>
          </table:table-cell>
          <table:table-cell table:style-name="ce12" office:value-type="float" office:value="3" calcext:value-type="float">
            <text:p>3</text:p>
          </table:table-cell>
          <table:table-cell table:style-name="Pivot_20_Table_20_Value" office:value-type="float" office:value="12" calcext:value-type="float">
            <text:p>12</text:p>
          </table:table-cell>
          <table:table-cell table:style-name="ce21" office:value-type="float" office:value="3" calcext:value-type="float">
            <text:p>3</text:p>
          </table:table-cell>
          <table:table-cell table:style-name="ce27" office:value-type="float" office:value="18" calcext:value-type="float">
            <text:p>18</text:p>
          </table:table-cell>
        </table:table-row>
        <table:table-row table:style-name="ro2">
          <table:table-cell table:style-name="ce6" office:value-type="string" calcext:value-type="string">
            <text:p>Research and Development</text:p>
          </table:table-cell>
          <table:table-cell table:style-name="ce12" office:value-type="float" office:value="1" calcext:value-type="float">
            <text:p>1</text:p>
          </table:table-cell>
          <table:table-cell table:style-name="Pivot_20_Table_20_Value" office:value-type="float" office:value="11" calcext:value-type="float">
            <text:p>11</text:p>
          </table:table-cell>
          <table:table-cell table:style-name="ce21" office:value-type="float" office:value="3" calcext:value-type="float">
            <text:p>3</text:p>
          </table:table-cell>
          <table:table-cell table:style-name="ce27" office:value-type="float" office:value="15" calcext:value-type="float">
            <text:p>15</text:p>
          </table:table-cell>
        </table:table-row>
        <table:table-row table:style-name="ro2">
          <table:table-cell table:style-name="ce6" office:value-type="string" calcext:value-type="string">
            <text:p>Sales</text:p>
          </table:table-cell>
          <table:table-cell table:style-name="ce12" office:value-type="float" office:value="1" calcext:value-type="float">
            <text:p>1</text:p>
          </table:table-cell>
          <table:table-cell table:style-name="Pivot_20_Table_20_Value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9" calcext:value-type="float">
            <text:p>9</text:p>
          </table:table-cell>
        </table:table-row>
        <table:table-row table:style-name="ro2">
          <table:table-cell table:style-name="ce6" office:value-type="string" calcext:value-type="string">
            <text:p>Services</text:p>
          </table:table-cell>
          <table:table-cell table:style-name="ce12" office:value-type="float" office:value="3" calcext:value-type="float">
            <text:p>3</text:p>
          </table:table-cell>
          <table:table-cell table:style-name="Pivot_20_Table_20_Value" office:value-type="float" office:value="11" calcext:value-type="float">
            <text:p>11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16" calcext:value-type="float">
            <text:p>16</text:p>
          </table:table-cell>
        </table:table-row>
        <table:table-row table:style-name="ro2">
          <table:table-cell table:style-name="ce6" office:value-type="string" calcext:value-type="string">
            <text:p>Support</text:p>
          </table:table-cell>
          <table:table-cell table:style-name="ce12" office:value-type="float" office:value="3" calcext:value-type="float">
            <text:p>3</text:p>
          </table:table-cell>
          <table:table-cell table:style-name="Pivot_20_Table_20_Value" office:value-type="float" office:value="11" calcext:value-type="float">
            <text:p>11</text:p>
          </table:table-cell>
          <table:table-cell table:style-name="ce21" office:value-type="float" office:value="3" calcext:value-type="float">
            <text:p>3</text:p>
          </table:table-cell>
          <table:table-cell table:style-name="ce27" office:value-type="float" office:value="17" calcext:value-type="float">
            <text:p>17</text:p>
          </table:table-cell>
        </table:table-row>
        <table:table-row table:style-name="ro2">
          <table:table-cell table:style-name="ce6" office:value-type="string" calcext:value-type="string">
            <text:p>Training</text:p>
          </table:table-cell>
          <table:table-cell table:style-name="ce13" office:value-type="float" office:value="5" calcext:value-type="float">
            <text:p>5</text:p>
          </table:table-cell>
          <table:table-cell table:style-name="ce18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19" calcext:value-type="float">
            <text:p>19</text:p>
          </table:table-cell>
        </table:table-row>
        <table:table-row table:style-name="ro2">
          <table:table-cell table:style-name="ce7" office:value-type="string" calcext:value-type="string">
            <text:p>Total Result</text:p>
          </table:table-cell>
          <table:table-cell table:style-name="ce14" office:value-type="float" office:value="35" calcext:value-type="float">
            <text:p>35</text:p>
          </table:table-cell>
          <table:table-cell table:style-name="ce19" office:value-type="float" office:value="127" calcext:value-type="float">
            <text:p>127</text:p>
          </table:table-cell>
          <table:table-cell table:style-name="ce23" office:value-type="float" office:value="34" calcext:value-type="float">
            <text:p>34</text:p>
          </table:table-cell>
          <table:table-cell table:style-name="ce29" office:value-type="float" office:value="196" calcext:value-type="float">
            <text:p>196</text:p>
          </table:table-cell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number-columns-repeated="5"/>
          <table:table-cell>
            <draw:frame draw:z-index="1" draw:style-name="gr1" draw:text-style-name="P1" svg:width="6.2941in" svg:height="3.5449in" svg:x="0.0185in" svg:y="0.1461in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 table:number-rows-repeated="104854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Pivot Table_Sheet1_1" table:style-name="ta3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8"/>
        <table:table-row table:style-name="ro2">
          <table:table-cell table:style-name="Pivot_20_Table_20_Field" office:value-type="string" calcext:value-type="string">
            <text:p>Name</text:p>
          </table:table-cell>
          <table:table-cell table:style-name="ce8" office:value-type="string" calcext:value-type="string">
            <text:p>- all -</text:p>
          </table:table-cell>
          <table:table-cell table:style-name="Default"/>
          <table:table-cell>
            <draw:frame draw:z-index="1" draw:style-name="gr1" draw:text-style-name="P1" svg:width="6.3039in" svg:height="3.5445in" svg:x="0.7657in" svg:y="0.052in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table:style-name="Default" table:number-columns-repeated="3"/>
          <table:table-cell>
            <draw:frame draw:z-index="0" draw:style-name="gr1" draw:text-style-name="P1" svg:width="6.2972in" svg:height="3.5445in" svg:x="0.5465in" svg:y="0.1465in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table:style-name="ce30" office:value-type="string" calcext:value-type="string">
            <text:p>Gender</text:p>
          </table:table-cell>
          <table:table-cell table:style-name="ce9" office:value-type="string" calcext:value-type="string">
            <text:p>Data</text:p>
          </table:table-cell>
          <table:table-cell table:style-name="ce38"/>
        </table:table-row>
        <table:table-row table:style-name="ro2">
          <table:table-cell table:style-name="ce5" office:value-type="string" calcext:value-type="string">
            <text:p>Female</text:p>
          </table:table-cell>
          <table:table-cell table:style-name="ce34" office:value-type="string" calcext:value-type="string">
            <text:p>Count - Gender*</text:p>
          </table:table-cell>
          <table:table-cell table:style-name="ce39" office:value-type="float" office:value="95" calcext:value-type="float">
            <text:p>95</text:p>
          </table:table-cell>
        </table:table-row>
        <table:table-row table:style-name="ro2">
          <table:table-cell table:style-name="ce31"/>
          <table:table-cell table:style-name="ce35" office:value-type="string" calcext:value-type="string">
            <text:p>Count - Name*</text:p>
          </table:table-cell>
          <table:table-cell table:style-name="ce40" office:value-type="float" office:value="95" calcext:value-type="float">
            <text:p>95</text:p>
          </table:table-cell>
        </table:table-row>
        <table:table-row table:style-name="ro2">
          <table:table-cell table:style-name="ce5" office:value-type="string" calcext:value-type="string">
            <text:p>Male</text:p>
          </table:table-cell>
          <table:table-cell table:style-name="ce34" office:value-type="string" calcext:value-type="string">
            <text:p>Count - Gender*</text:p>
          </table:table-cell>
          <table:table-cell table:style-name="ce39" office:value-type="float" office:value="95" calcext:value-type="float">
            <text:p>95</text:p>
          </table:table-cell>
        </table:table-row>
        <table:table-row table:style-name="ro2">
          <table:table-cell table:style-name="ce31"/>
          <table:table-cell table:style-name="ce35" office:value-type="string" calcext:value-type="string">
            <text:p>Count - Name*</text:p>
          </table:table-cell>
          <table:table-cell table:style-name="ce40" office:value-type="float" office:value="95" calcext:value-type="float">
            <text:p>95</text:p>
          </table:table-cell>
        </table:table-row>
        <table:table-row table:style-name="ro2">
          <table:table-cell table:style-name="ce5" office:value-type="string" calcext:value-type="string">
            <text:p>(empty)</text:p>
          </table:table-cell>
          <table:table-cell table:style-name="ce34" office:value-type="string" calcext:value-type="string">
            <text:p>Count - Gender*</text:p>
          </table:table-cell>
          <table:table-cell table:style-name="ce41"/>
        </table:table-row>
        <table:table-row table:style-name="ro2">
          <table:table-cell table:style-name="ce31"/>
          <table:table-cell table:style-name="ce35" office:value-type="string" calcext:value-type="string">
            <text:p>Count - Name*</text:p>
          </table:table-cell>
          <table:table-cell table:style-name="ce40" office:value-type="float" office:value="6" calcext:value-type="float">
            <text:p>6</text:p>
          </table:table-cell>
        </table:table-row>
        <table:table-row table:style-name="ro2">
          <table:table-cell table:style-name="ce32" office:value-type="string" calcext:value-type="string">
            <text:p>Total Count - Gender*</text:p>
          </table:table-cell>
          <table:table-cell table:style-name="ce36"/>
          <table:table-cell table:style-name="ce42" office:value-type="float" office:value="190" calcext:value-type="float">
            <text:p>190</text:p>
          </table:table-cell>
        </table:table-row>
        <table:table-row table:style-name="ro2">
          <table:table-cell table:style-name="ce33" office:value-type="string" calcext:value-type="string">
            <text:p>Total Count - Name*</text:p>
          </table:table-cell>
          <table:table-cell table:style-name="ce37"/>
          <table:table-cell table:style-name="ce43" office:value-type="float" office:value="196" calcext:value-type="float">
            <text:p>196</text:p>
          </table:table-cell>
        </table:table-row>
        <table:table-row table:style-name="ro2" table:number-rows-repeated="104856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I197" table:display-filter-buttons="true"/>
      </table:database-ranges>
      <table:data-pilot-tables>
        <table:data-pilot-table table:name="DataPilot2" table:application-data="" table:target-range-address="'Pivot Table_Sheet1_2'.A1:'Pivot Table_Sheet1_2'.E20" table:buttons="'Pivot Table_Sheet1_2'.A1 'Pivot Table_Sheet1_2'.A2 'Pivot Table_Sheet1_2'.A3 'Pivot Table_Sheet1_2'.A6 'Pivot Table_Sheet1_2'.B5" table:show-filter-button="false">
          <table:source-cell-range table:cell-range-address="Sheet1.A1:Sheet1.I197"/>
          <table:data-pilot-field table:source-field-name="Emp I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tart Dat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FT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Work loc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epartment" table:orientation="row" table:used-hierarchy="-1" table:function="auto">
            <table:data-pilot-level table:show-empty="false" calcext:repeat-item-labels="false">
              <table:data-pilot-members>
                <table:data-pilot-member table:name="Accounting" table:display="true" table:show-details="true"/>
                <table:data-pilot-member table:name="Business Development" table:display="true" table:show-details="true"/>
                <table:data-pilot-member table:name="Engineering" table:display="true" table:show-details="true"/>
                <table:data-pilot-member table:name="Human Resources" table:display="true" table:show-details="true"/>
                <table:data-pilot-member table:name="Legal" table:display="true" table:show-details="true"/>
                <table:data-pilot-member table:name="Marketing" table:display="true" table:show-details="true"/>
                <table:data-pilot-member table:name="NULL" table:display="true" table:show-details="true"/>
                <table:data-pilot-member table:name="Product Management" table:display="true" table:show-details="true"/>
                <table:data-pilot-member table:name="Research and Development" table:display="true" table:show-details="true"/>
                <table:data-pilot-member table:name="Sales" table:display="true" table:show-details="true"/>
                <table:data-pilot-member table:name="Services" table:display="true" table:show-details="true"/>
                <table:data-pilot-member table:name="Support" table:display="true" table:show-details="true"/>
                <table:data-pilot-member table:name="Training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Employee type" table:orientation="column" table:used-hierarchy="-1" table:function="auto">
            <table:data-pilot-level table:show-empty="false" calcext:repeat-item-labels="false">
              <table:data-pilot-members>
                <table:data-pilot-member table:name="Fixed Term" table:display="true" table:show-details="true"/>
                <table:data-pilot-member table:name="Permanent" table:display="true" table:show-details="true"/>
                <table:data-pilot-member table:name="Temporary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Gender" table:orientation="page" table:used-hierarchy="-1" table:function="auto" loext:ignore-selected-page="true" table:selected-page="Female">
            <table:data-pilot-level table:show-empty="false" calcext:repeat-item-labels="false">
              <table:data-pilot-members>
                <table:data-pilot-member table:name="Female" table:display="true" table:show-details="true"/>
                <table:data-pilot-member table:name="Mal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Name" table:orientation="page" table:used-hierarchy="-1" table:function="auto" loext:ignore-selected-page="true" table:selected-page=" Fred Dudeney">
            <table:data-pilot-level table:show-empty="false" calcext:repeat-item-labels="false">
              <table:data-pilot-members>
                <table:data-pilot-member table:name=" Fred Dudeney" table:display="true" table:show-details="true"/>
                <table:data-pilot-member table:name=" Jamesy O'Ferris" table:display="true" table:show-details="true"/>
                <table:data-pilot-member table:name=" Jill Shipsey" table:display="true" table:show-details="true"/>
                <table:data-pilot-member table:name=" Joaquin McVitty" table:display="true" table:show-details="true"/>
                <table:data-pilot-member table:name=" Kath Bletsoe" table:display="true" table:show-details="true"/>
                <table:data-pilot-member table:name=" Leena Bruckshaw" table:display="true" table:show-details="true"/>
                <table:data-pilot-member table:name=" Louise Lamming" table:display="true" table:show-details="true"/>
                <table:data-pilot-member table:name=" Pippy Shepperd" table:display="true" table:show-details="true"/>
                <table:data-pilot-member table:name=" Wyn Treadger" table:display="true" table:show-details="true"/>
                <table:data-pilot-member table:name="Abigael Basire" table:display="true" table:show-details="true"/>
                <table:data-pilot-member table:name="Adela Dowsett" table:display="true" table:show-details="true"/>
                <table:data-pilot-member table:name="Adey Ryal" table:display="true" table:show-details="true"/>
                <table:data-pilot-member table:name="Adolph McNalley" table:display="true" table:show-details="true"/>
                <table:data-pilot-member table:name="Adrianne Gave" table:display="true" table:show-details="true"/>
                <table:data-pilot-member table:name="Aileen McCritchie" table:display="true" table:show-details="true"/>
                <table:data-pilot-member table:name="Aldrich  Glenny" table:display="true" table:show-details="true"/>
                <table:data-pilot-member table:name="Alexandros Rackley" table:display="true" table:show-details="true"/>
                <table:data-pilot-member table:name="Alexis Gotfrey" table:display="true" table:show-details="true"/>
                <table:data-pilot-member table:name="Alic Bagg" table:display="true" table:show-details="true"/>
                <table:data-pilot-member table:name="Alicea Pudsall" table:display="true" table:show-details="true"/>
                <table:data-pilot-member table:name="Aloise MacCathay " table:display="true" table:show-details="true"/>
                <table:data-pilot-member table:name="Althea  Bronger" table:display="true" table:show-details="true"/>
                <table:data-pilot-member table:name="Aluin Churly" table:display="true" table:show-details="true"/>
                <table:data-pilot-member table:name="Alyosha Riquet" table:display="true" table:show-details="true"/>
                <table:data-pilot-member table:name="Amery Ofer" table:display="true" table:show-details="true"/>
                <table:data-pilot-member table:name="Anjanette Ferre" table:display="true" table:show-details="true"/>
                <table:data-pilot-member table:name="Ansley Gounel" table:display="true" table:show-details="true"/>
                <table:data-pilot-member table:name="Antonetta  Coggeshall" table:display="true" table:show-details="true"/>
                <table:data-pilot-member table:name="Ardella Dyment" table:display="true" table:show-details="true"/>
                <table:data-pilot-member table:name="Audry Yu" table:display="true" table:show-details="true"/>
                <table:data-pilot-member table:name="Barbara-anne Kenchington" table:display="true" table:show-details="true"/>
                <table:data-pilot-member table:name="Bari Toffano" table:display="true" table:show-details="true"/>
                <table:data-pilot-member table:name="Barr Faughny" table:display="true" table:show-details="true"/>
                <table:data-pilot-member table:name="Bendite  Bloan" table:display="true" table:show-details="true"/>
                <table:data-pilot-member table:name="Beverie Moffet" table:display="true" table:show-details="true"/>
                <table:data-pilot-member table:name="Billi Fellgate" table:display="true" table:show-details="true"/>
                <table:data-pilot-member table:name="Brendan  Edgeller" table:display="true" table:show-details="true"/>
                <table:data-pilot-member table:name="Brose MacCorkell" table:display="true" table:show-details="true"/>
                <table:data-pilot-member table:name="Calvin O'Carroll" table:display="true" table:show-details="true"/>
                <table:data-pilot-member table:name="Camilla Castle" table:display="true" table:show-details="true"/>
                <table:data-pilot-member table:name="Cara Havers" table:display="true" table:show-details="true"/>
                <table:data-pilot-member table:name="Caresa Christer" table:display="true" table:show-details="true"/>
                <table:data-pilot-member table:name="Carlin Demke" table:display="true" table:show-details="true"/>
                <table:data-pilot-member table:name="Carolyn Attack " table:display="true" table:show-details="true"/>
                <table:data-pilot-member table:name="Caron Kolakovic" table:display="true" table:show-details="true"/>
                <table:data-pilot-member table:name="Charmane Heistermann" table:display="true" table:show-details="true"/>
                <table:data-pilot-member table:name="Cletus McGarahan " table:display="true" table:show-details="true"/>
                <table:data-pilot-member table:name="Collen Dunbleton" table:display="true" table:show-details="true"/>
                <table:data-pilot-member table:name="Collin Jagson" table:display="true" table:show-details="true"/>
                <table:data-pilot-member table:name="Crawford Scad" table:display="true" table:show-details="true"/>
                <table:data-pilot-member table:name="Daisie Dahlman" table:display="true" table:show-details="true"/>
                <table:data-pilot-member table:name="Daisie McNeice" table:display="true" table:show-details="true"/>
                <table:data-pilot-member table:name="Danica Nayshe" table:display="true" table:show-details="true"/>
                <table:data-pilot-member table:name="Dare Tully" table:display="true" table:show-details="true"/>
                <table:data-pilot-member table:name="Dave Lacoste" table:display="true" table:show-details="true"/>
                <table:data-pilot-member table:name="Dean Biggam" table:display="true" table:show-details="true"/>
                <table:data-pilot-member table:name="Debera Gow " table:display="true" table:show-details="true"/>
                <table:data-pilot-member table:name="Dell Molloy" table:display="true" table:show-details="true"/>
                <table:data-pilot-member table:name="Delphine Jewis" table:display="true" table:show-details="true"/>
                <table:data-pilot-member table:name="Dennison Crosswaite" table:display="true" table:show-details="true"/>
                <table:data-pilot-member table:name="Devinne Tuny" table:display="true" table:show-details="true"/>
                <table:data-pilot-member table:name="Doe Clubley" table:display="true" table:show-details="true"/>
                <table:data-pilot-member table:name="Dulce Colbeck" table:display="true" table:show-details="true"/>
                <table:data-pilot-member table:name="Dulsea Folkes" table:display="true" table:show-details="true"/>
                <table:data-pilot-member table:name="Easter Pyke" table:display="true" table:show-details="true"/>
                <table:data-pilot-member table:name="Edd  MacKnockiter" table:display="true" table:show-details="true"/>
                <table:data-pilot-member table:name="Edi  Hofton" table:display="true" table:show-details="true"/>
                <table:data-pilot-member table:name="Egor Minto" table:display="true" table:show-details="true"/>
                <table:data-pilot-member table:name="Eilis Pavlasek" table:display="true" table:show-details="true"/>
                <table:data-pilot-member table:name="Eleonore Airdrie" table:display="true" table:show-details="true"/>
                <table:data-pilot-member table:name="Enoch Dowrey" table:display="true" table:show-details="true"/>
                <table:data-pilot-member table:name="Estell Kingsland" table:display="true" table:show-details="true"/>
                <table:data-pilot-member table:name="Evangelina Lergan" table:display="true" table:show-details="true"/>
                <table:data-pilot-member table:name="Evanne  Sheryn" table:display="true" table:show-details="true"/>
                <table:data-pilot-member table:name="Ewart Hovel" table:display="true" table:show-details="true"/>
                <table:data-pilot-member table:name="Fanchon Furney" table:display="true" table:show-details="true"/>
                <table:data-pilot-member table:name="Faun Rickeard" table:display="true" table:show-details="true"/>
                <table:data-pilot-member table:name="Felice McMurty" table:display="true" table:show-details="true"/>
                <table:data-pilot-member table:name="Floyd  Cowgill" table:display="true" table:show-details="true"/>
                <table:data-pilot-member table:name="Frasier Straw" table:display="true" table:show-details="true"/>
                <table:data-pilot-member table:name="Freddy Linford" table:display="true" table:show-details="true"/>
                <table:data-pilot-member table:name="Genevra Friday" table:display="true" table:show-details="true"/>
                <table:data-pilot-member table:name="Giffer Berlin" table:display="true" table:show-details="true"/>
                <table:data-pilot-member table:name="Gilda Richen" table:display="true" table:show-details="true"/>
                <table:data-pilot-member table:name="Gilles Jaquet" table:display="true" table:show-details="true"/>
                <table:data-pilot-member table:name="Ginger  Myott" table:display="true" table:show-details="true"/>
                <table:data-pilot-member table:name="Giselbert Newlands" table:display="true" table:show-details="true"/>
                <table:data-pilot-member table:name="Gradey Litton" table:display="true" table:show-details="true"/>
                <table:data-pilot-member table:name="Grady Rochelle" table:display="true" table:show-details="true"/>
                <table:data-pilot-member table:name="Granny Spencelayh" table:display="true" table:show-details="true"/>
                <table:data-pilot-member table:name="Grazia Bunkle" table:display="true" table:show-details="true"/>
                <table:data-pilot-member table:name="Hinda Label " table:display="true" table:show-details="true"/>
                <table:data-pilot-member table:name="Hogan Iles" table:display="true" table:show-details="true"/>
                <table:data-pilot-member table:name="Iain Wiburn" table:display="true" table:show-details="true"/>
                <table:data-pilot-member table:name="Ignacius Losel" table:display="true" table:show-details="true"/>
                <table:data-pilot-member table:name="Inge Creer" table:display="true" table:show-details="true"/>
                <table:data-pilot-member table:name="Inger Andriveaux" table:display="true" table:show-details="true"/>
                <table:data-pilot-member table:name="Inger Chapelhow" table:display="true" table:show-details="true"/>
                <table:data-pilot-member table:name="Iris  Wagg" table:display="true" table:show-details="true"/>
                <table:data-pilot-member table:name="Isaak Rawne" table:display="true" table:show-details="true"/>
                <table:data-pilot-member table:name="Janina Wolverson" table:display="true" table:show-details="true"/>
                <table:data-pilot-member table:name="Jessica Callcott" table:display="true" table:show-details="true"/>
                <table:data-pilot-member table:name="Jo-anne Gobeau" table:display="true" table:show-details="true"/>
                <table:data-pilot-member table:name="Julietta Culross" table:display="true" table:show-details="true"/>
                <table:data-pilot-member table:name="Karyn Creeghan" table:display="true" table:show-details="true"/>
                <table:data-pilot-member table:name="Katya Hundy" table:display="true" table:show-details="true"/>
                <table:data-pilot-member table:name="Kellsie Waby" table:display="true" table:show-details="true"/>
                <table:data-pilot-member table:name="Layton Crayden" table:display="true" table:show-details="true"/>
                <table:data-pilot-member table:name="Lea Chaplin" table:display="true" table:show-details="true"/>
                <table:data-pilot-member table:name="Leonidas Cavaney" table:display="true" table:show-details="true"/>
                <table:data-pilot-member table:name="Letisha Carrett" table:display="true" table:show-details="true"/>
                <table:data-pilot-member table:name="Lezlie Philcott" table:display="true" table:show-details="true"/>
                <table:data-pilot-member table:name="Lincoln Cord" table:display="true" table:show-details="true"/>
                <table:data-pilot-member table:name="Lindy Guillet" table:display="true" table:show-details="true"/>
                <table:data-pilot-member table:name="Lion  Adcock" table:display="true" table:show-details="true"/>
                <table:data-pilot-member table:name="Lissy McCoy" table:display="true" table:show-details="true"/>
                <table:data-pilot-member table:name="Lizzie Mullally" table:display="true" table:show-details="true"/>
                <table:data-pilot-member table:name="Mabel Orrow" table:display="true" table:show-details="true"/>
                <table:data-pilot-member table:name="Mackenzie Hannis" table:display="true" table:show-details="true"/>
                <table:data-pilot-member table:name="Magnum Locksley" table:display="true" table:show-details="true"/>
                <table:data-pilot-member table:name="Maible Azemar" table:display="true" table:show-details="true"/>
                <table:data-pilot-member table:name="Malory Biles" table:display="true" table:show-details="true"/>
                <table:data-pilot-member table:name="Marissa Infante" table:display="true" table:show-details="true"/>
                <table:data-pilot-member table:name="Maritsa Marusic" table:display="true" table:show-details="true"/>
                <table:data-pilot-member table:name="Marline Wahncke" table:display="true" table:show-details="true"/>
                <table:data-pilot-member table:name="Marquita Liquorish" table:display="true" table:show-details="true"/>
                <table:data-pilot-member table:name="Matias Cormack " table:display="true" table:show-details="true"/>
                <table:data-pilot-member table:name="Melisa Knott" table:display="true" table:show-details="true"/>
                <table:data-pilot-member table:name="Michale Rolf" table:display="true" table:show-details="true"/>
                <table:data-pilot-member table:name="Mick Spraberry" table:display="true" table:show-details="true"/>
                <table:data-pilot-member table:name="Mickie Dagwell" table:display="true" table:show-details="true"/>
                <table:data-pilot-member table:name="Minerva Ricardot" table:display="true" table:show-details="true"/>
                <table:data-pilot-member table:name="Mollie  Hanway" table:display="true" table:show-details="true"/>
                <table:data-pilot-member table:name="Myrle Prandoni" table:display="true" table:show-details="true"/>
                <table:data-pilot-member table:name="Nananne Gehringer" table:display="true" table:show-details="true"/>
                <table:data-pilot-member table:name="Natalee Craiker" table:display="true" table:show-details="true"/>
                <table:data-pilot-member table:name="Nickolai  Artin" table:display="true" table:show-details="true"/>
                <table:data-pilot-member table:name="Niko MacGille" table:display="true" table:show-details="true"/>
                <table:data-pilot-member table:name="North Bertomeu" table:display="true" table:show-details="true"/>
                <table:data-pilot-member table:name="Northrop Reid" table:display="true" table:show-details="true"/>
                <table:data-pilot-member table:name="Novelia Pyffe" table:display="true" table:show-details="true"/>
                <table:data-pilot-member table:name="Oby Sorrel" table:display="true" table:show-details="true"/>
                <table:data-pilot-member table:name="Oona Donan" table:display="true" table:show-details="true"/>
                <table:data-pilot-member table:name="Orlando Gorstidge " table:display="true" table:show-details="true"/>
                <table:data-pilot-member table:name="Pearla  Beteriss" table:display="true" table:show-details="true"/>
                <table:data-pilot-member table:name="Rafaelita Blaksland " table:display="true" table:show-details="true"/>
                <table:data-pilot-member table:name="Renaldo Thomassin" table:display="true" table:show-details="true"/>
                <table:data-pilot-member table:name="Revkah Antonacci" table:display="true" table:show-details="true"/>
                <table:data-pilot-member table:name="Rhiamon Mollison" table:display="true" table:show-details="true"/>
                <table:data-pilot-member table:name="Riccardo Hagan" table:display="true" table:show-details="true"/>
                <table:data-pilot-member table:name="Richy Gray" table:display="true" table:show-details="true"/>
                <table:data-pilot-member table:name="Robinia Scholling" table:display="true" table:show-details="true"/>
                <table:data-pilot-member table:name="Seward Kubera" table:display="true" table:show-details="true"/>
                <table:data-pilot-member table:name="Shantee  D'Antonio" table:display="true" table:show-details="true"/>
                <table:data-pilot-member table:name="Shaylyn Ransbury " table:display="true" table:show-details="true"/>
                <table:data-pilot-member table:name="Shellysheldon Mahady" table:display="true" table:show-details="true"/>
                <table:data-pilot-member table:name="Sidoney Yitzhok" table:display="true" table:show-details="true"/>
                <table:data-pilot-member table:name="Stan  Tolliday" table:display="true" table:show-details="true"/>
                <table:data-pilot-member table:name="Syd Fearn" table:display="true" table:show-details="true"/>
                <table:data-pilot-member table:name="Tabby  Astall" table:display="true" table:show-details="true"/>
                <table:data-pilot-member table:name="Tadio Audritt" table:display="true" table:show-details="true"/>
                <table:data-pilot-member table:name="Tallie Chaikovski" table:display="true" table:show-details="true"/>
                <table:data-pilot-member table:name="Tammi Lackham" table:display="true" table:show-details="true"/>
                <table:data-pilot-member table:name="Thedrick Bothwell" table:display="true" table:show-details="true"/>
                <table:data-pilot-member table:name="Thekla Lynnett" table:display="true" table:show-details="true"/>
                <table:data-pilot-member table:name="Theresita Chasmer" table:display="true" table:show-details="true"/>
                <table:data-pilot-member table:name="Thorvald Milliken" table:display="true" table:show-details="true"/>
                <table:data-pilot-member table:name="Tristam Cuming" table:display="true" table:show-details="true"/>
                <table:data-pilot-member table:name="Van Tuxwell" table:display="true" table:show-details="true"/>
                <table:data-pilot-member table:name="Vaughn Carvill" table:display="true" table:show-details="true"/>
                <table:data-pilot-member table:name="Vere Kulic" table:display="true" table:show-details="true"/>
                <table:data-pilot-member table:name="Verla Timmis" table:display="true" table:show-details="true"/>
                <table:data-pilot-member table:name="Vernor Atyea" table:display="true" table:show-details="true"/>
                <table:data-pilot-member table:name="Wald Bountiff" table:display="true" table:show-details="true"/>
                <table:data-pilot-member table:name="Westbrook Brandino" table:display="true" table:show-details="true"/>
                <table:data-pilot-member table:name="Yanaton Wooster" table:display="true" table:show-details="true"/>
                <table:data-pilot-member table:name="Yvette  Bet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alary" table:orientation="page" table:used-hierarchy="-1" table:function="auto" loext:ignore-selected-page="true" table:selected-page="0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8160.79" table:display="true" table:show-details="true"/>
                <table:data-pilot-member table:name="28481.16" table:display="true" table:show-details="true"/>
                <table:data-pilot-member table:name="28974.03" table:display="true" table:show-details="true"/>
                <table:data-pilot-member table:name="31042.51" table:display="true" table:show-details="true"/>
                <table:data-pilot-member table:name="31172.77" table:display="true" table:show-details="true"/>
                <table:data-pilot-member table:name="31241.24" table:display="true" table:show-details="true"/>
                <table:data-pilot-member table:name="31816.57" table:display="true" table:show-details="true"/>
                <table:data-pilot-member table:name="32192.15" table:display="true" table:show-details="true"/>
                <table:data-pilot-member table:name="32496.88" table:display="true" table:show-details="true"/>
                <table:data-pilot-member table:name="33031.26" table:display="true" table:show-details="true"/>
                <table:data-pilot-member table:name="35943.62" table:display="true" table:show-details="true"/>
                <table:data-pilot-member table:name="36536.26" table:display="true" table:show-details="true"/>
                <table:data-pilot-member table:name="36547.58" table:display="true" table:show-details="true"/>
                <table:data-pilot-member table:name="37062.1" table:display="true" table:show-details="true"/>
                <table:data-pilot-member table:name="37362.3" table:display="true" table:show-details="true"/>
                <table:data-pilot-member table:name="37902.35" table:display="true" table:show-details="true"/>
                <table:data-pilot-member table:name="38438.24" table:display="true" table:show-details="true"/>
                <table:data-pilot-member table:name="39535.49" table:display="true" table:show-details="true"/>
                <table:data-pilot-member table:name="39700.82" table:display="true" table:show-details="true"/>
                <table:data-pilot-member table:name="39784.24" table:display="true" table:show-details="true"/>
                <table:data-pilot-member table:name="39969.72" table:display="true" table:show-details="true"/>
                <table:data-pilot-member table:name="40445.29" table:display="true" table:show-details="true"/>
                <table:data-pilot-member table:name="40753.54" table:display="true" table:show-details="true"/>
                <table:data-pilot-member table:name="41934.71" table:display="true" table:show-details="true"/>
                <table:data-pilot-member table:name="42161.77" table:display="true" table:show-details="true"/>
                <table:data-pilot-member table:name="42314.39" table:display="true" table:show-details="true"/>
                <table:data-pilot-member table:name="43329.22" table:display="true" table:show-details="true"/>
                <table:data-pilot-member table:name="44403.77" table:display="true" table:show-details="true"/>
                <table:data-pilot-member table:name="44447.26" table:display="true" table:show-details="true"/>
                <table:data-pilot-member table:name="44845.33" table:display="true" table:show-details="true"/>
                <table:data-pilot-member table:name="47362.62" table:display="true" table:show-details="true"/>
                <table:data-pilot-member table:name="47646.95" table:display="true" table:show-details="true"/>
                <table:data-pilot-member table:name="49915.14" table:display="true" table:show-details="true"/>
                <table:data-pilot-member table:name="50310.09" table:display="true" table:show-details="true"/>
                <table:data-pilot-member table:name="50449.46" table:display="true" table:show-details="true"/>
                <table:data-pilot-member table:name="50855.53" table:display="true" table:show-details="true"/>
                <table:data-pilot-member table:name="51165.37" table:display="true" table:show-details="true"/>
                <table:data-pilot-member table:name="52246.29" table:display="true" table:show-details="true"/>
                <table:data-pilot-member table:name="52270.22" table:display="true" table:show-details="true"/>
                <table:data-pilot-member table:name="52748.63" table:display="true" table:show-details="true"/>
                <table:data-pilot-member table:name="52963.65" table:display="true" table:show-details="true"/>
                <table:data-pilot-member table:name="53949.26" table:display="true" table:show-details="true"/>
                <table:data-pilot-member table:name="54137.05" table:display="true" table:show-details="true"/>
                <table:data-pilot-member table:name="57002.02" table:display="true" table:show-details="true"/>
                <table:data-pilot-member table:name="57419.35" table:display="true" table:show-details="true"/>
                <table:data-pilot-member table:name="58744.17" table:display="true" table:show-details="true"/>
                <table:data-pilot-member table:name="58861.19" table:display="true" table:show-details="true"/>
                <table:data-pilot-member table:name="58935.92" table:display="true" table:show-details="true"/>
                <table:data-pilot-member table:name="59258.19" table:display="true" table:show-details="true"/>
                <table:data-pilot-member table:name="59434.18" table:display="true" table:show-details="true"/>
                <table:data-pilot-member table:name="61214.26" table:display="true" table:show-details="true"/>
                <table:data-pilot-member table:name="61624.77" table:display="true" table:show-details="true"/>
                <table:data-pilot-member table:name="61688.77" table:display="true" table:show-details="true"/>
                <table:data-pilot-member table:name="61994.76" table:display="true" table:show-details="true"/>
                <table:data-pilot-member table:name="62195.47" table:display="true" table:show-details="true"/>
                <table:data-pilot-member table:name="63447.07" table:display="true" table:show-details="true"/>
                <table:data-pilot-member table:name="63555.73" table:display="true" table:show-details="true"/>
                <table:data-pilot-member table:name="63705.4" table:display="true" table:show-details="true"/>
                <table:data-pilot-member table:name="65699.02" table:display="true" table:show-details="true"/>
                <table:data-pilot-member table:name="66017.18" table:display="true" table:show-details="true"/>
                <table:data-pilot-member table:name="66572.58" table:display="true" table:show-details="true"/>
                <table:data-pilot-member table:name="66865.49" table:display="true" table:show-details="true"/>
                <table:data-pilot-member table:name="67633.85" table:display="true" table:show-details="true"/>
                <table:data-pilot-member table:name="67818.14" table:display="true" table:show-details="true"/>
                <table:data-pilot-member table:name="67957.9" table:display="true" table:show-details="true"/>
                <table:data-pilot-member table:name="68008.55" table:display="true" table:show-details="true"/>
                <table:data-pilot-member table:name="68860.4" table:display="true" table:show-details="true"/>
                <table:data-pilot-member table:name="68887.84" table:display="true" table:show-details="true"/>
                <table:data-pilot-member table:name="68980.52" table:display="true" table:show-details="true"/>
                <table:data-pilot-member table:name="69057.32" table:display="true" table:show-details="true"/>
                <table:data-pilot-member table:name="69163.39" table:display="true" table:show-details="true"/>
                <table:data-pilot-member table:name="69192.85" table:display="true" table:show-details="true"/>
                <table:data-pilot-member table:name="69764.1" table:display="true" table:show-details="true"/>
                <table:data-pilot-member table:name="69913.39" table:display="true" table:show-details="true"/>
                <table:data-pilot-member table:name="70649.46" table:display="true" table:show-details="true"/>
                <table:data-pilot-member table:name="70755.5" table:display="true" table:show-details="true"/>
                <table:data-pilot-member table:name="71371.37" table:display="true" table:show-details="true"/>
                <table:data-pilot-member table:name="71570.99" table:display="true" table:show-details="true"/>
                <table:data-pilot-member table:name="71823.56" table:display="true" table:show-details="true"/>
                <table:data-pilot-member table:name="71924.85" table:display="true" table:show-details="true"/>
                <table:data-pilot-member table:name="72843.23" table:display="true" table:show-details="true"/>
                <table:data-pilot-member table:name="72876.91" table:display="true" table:show-details="true"/>
                <table:data-pilot-member table:name="73360.38" table:display="true" table:show-details="true"/>
                <table:data-pilot-member table:name="73488.68" table:display="true" table:show-details="true"/>
                <table:data-pilot-member table:name="74279.01" table:display="true" table:show-details="true"/>
                <table:data-pilot-member table:name="74924.65" table:display="true" table:show-details="true"/>
                <table:data-pilot-member table:name="75475.93" table:display="true" table:show-details="true"/>
                <table:data-pilot-member table:name="75733.74" table:display="true" table:show-details="true"/>
                <table:data-pilot-member table:name="75974.99" table:display="true" table:show-details="true"/>
                <table:data-pilot-member table:name="76303.82" table:display="true" table:show-details="true"/>
                <table:data-pilot-member table:name="76320.44" table:display="true" table:show-details="true"/>
                <table:data-pilot-member table:name="76932.6" table:display="true" table:show-details="true"/>
                <table:data-pilot-member table:name="78443.78" table:display="true" table:show-details="true"/>
                <table:data-pilot-member table:name="78840.23" table:display="true" table:show-details="true"/>
                <table:data-pilot-member table:name="79567.69" table:display="true" table:show-details="true"/>
                <table:data-pilot-member table:name="80169.42" table:display="true" table:show-details="true"/>
                <table:data-pilot-member table:name="80695.74" table:display="true" table:show-details="true"/>
                <table:data-pilot-member table:name="81897.79" table:display="true" table:show-details="true"/>
                <table:data-pilot-member table:name="83191.95" table:display="true" table:show-details="true"/>
                <table:data-pilot-member table:name="83396.5" table:display="true" table:show-details="true"/>
                <table:data-pilot-member table:name="84309.95" table:display="true" table:show-details="true"/>
                <table:data-pilot-member table:name="84598.88" table:display="true" table:show-details="true"/>
                <table:data-pilot-member table:name="84745.93" table:display="true" table:show-details="true"/>
                <table:data-pilot-member table:name="84762.76" table:display="true" table:show-details="true"/>
                <table:data-pilot-member table:name="85455.53" table:display="true" table:show-details="true"/>
                <table:data-pilot-member table:name="85879.23" table:display="true" table:show-details="true"/>
                <table:data-pilot-member table:name="85918.61" table:display="true" table:show-details="true"/>
                <table:data-pilot-member table:name="86010.54" table:display="true" table:show-details="true"/>
                <table:data-pilot-member table:name="86233.83" table:display="true" table:show-details="true"/>
                <table:data-pilot-member table:name="86556.96" table:display="true" table:show-details="true"/>
                <table:data-pilot-member table:name="86558.58" table:display="true" table:show-details="true"/>
                <table:data-pilot-member table:name="88034.67" table:display="true" table:show-details="true"/>
                <table:data-pilot-member table:name="88360.79" table:display="true" table:show-details="true"/>
                <table:data-pilot-member table:name="88425.08" table:display="true" table:show-details="true"/>
                <table:data-pilot-member table:name="88511.17" table:display="true" table:show-details="true"/>
                <table:data-pilot-member table:name="88689.09" table:display="true" table:show-details="true"/>
                <table:data-pilot-member table:name="89605.13" table:display="true" table:show-details="true"/>
                <table:data-pilot-member table:name="89690.38" table:display="true" table:show-details="true"/>
                <table:data-pilot-member table:name="89829.33" table:display="true" table:show-details="true"/>
                <table:data-pilot-member table:name="89838.77" table:display="true" table:show-details="true"/>
                <table:data-pilot-member table:name="90697.67" table:display="true" table:show-details="true"/>
                <table:data-pilot-member table:name="90884.32" table:display="true" table:show-details="true"/>
                <table:data-pilot-member table:name="91645.04" table:display="true" table:show-details="true"/>
                <table:data-pilot-member table:name="92336.08" table:display="true" table:show-details="true"/>
                <table:data-pilot-member table:name="92704.48" table:display="true" table:show-details="true"/>
                <table:data-pilot-member table:name="93128.34" table:display="true" table:show-details="true"/>
                <table:data-pilot-member table:name="95017.1" table:display="true" table:show-details="true"/>
                <table:data-pilot-member table:name="95677.9" table:display="true" table:show-details="true"/>
                <table:data-pilot-member table:name="95954.02" table:display="true" table:show-details="true"/>
                <table:data-pilot-member table:name="96555.53" table:display="true" table:show-details="true"/>
                <table:data-pilot-member table:name="96753.78" table:display="true" table:show-details="true"/>
                <table:data-pilot-member table:name="97105.19" table:display="true" table:show-details="true"/>
                <table:data-pilot-member table:name="99448.78" table:display="true" table:show-details="true"/>
                <table:data-pilot-member table:name="99460.78" table:display="true" table:show-details="true"/>
                <table:data-pilot-member table:name="99683.67" table:display="true" table:show-details="true"/>
                <table:data-pilot-member table:name="100371.31" table:display="true" table:show-details="true"/>
                <table:data-pilot-member table:name="100424.23" table:display="true" table:show-details="true"/>
                <table:data-pilot-member table:name="100731.95" table:display="true" table:show-details="true"/>
                <table:data-pilot-member table:name="101187.36" table:display="true" table:show-details="true"/>
                <table:data-pilot-member table:name="102934.09" table:display="true" table:show-details="true"/>
                <table:data-pilot-member table:name="104038.9" table:display="true" table:show-details="true"/>
                <table:data-pilot-member table:name="104335.04" table:display="true" table:show-details="true"/>
                <table:data-pilot-member table:name="104802.63" table:display="true" table:show-details="true"/>
                <table:data-pilot-member table:name="104903.79" table:display="true" table:show-details="true"/>
                <table:data-pilot-member table:name="105468.7" table:display="true" table:show-details="true"/>
                <table:data-pilot-member table:name="106665.67" table:display="true" table:show-details="true"/>
                <table:data-pilot-member table:name="106775.14" table:display="true" table:show-details="true"/>
                <table:data-pilot-member table:name="107107.6" table:display="true" table:show-details="true"/>
                <table:data-pilot-member table:name="108872.77" table:display="true" table:show-details="true"/>
                <table:data-pilot-member table:name="109143.17" table:display="true" table:show-details="true"/>
                <table:data-pilot-member table:name="109163.39" table:display="true" table:show-details="true"/>
                <table:data-pilot-member table:name="110042.37" table:display="true" table:show-details="true"/>
                <table:data-pilot-member table:name="110906.35" table:display="true" table:show-details="true"/>
                <table:data-pilot-member table:name="111049.84" table:display="true" table:show-details="true"/>
                <table:data-pilot-member table:name="111229.47" table:display="true" table:show-details="true"/>
                <table:data-pilot-member table:name="111815.49" table:display="true" table:show-details="true"/>
                <table:data-pilot-member table:name="112645.99" table:display="true" table:show-details="true"/>
                <table:data-pilot-member table:name="112778.28" table:display="true" table:show-details="true"/>
                <table:data-pilot-member table:name="113616.23" table:display="true" table:show-details="true"/>
                <table:data-pilot-member table:name="113747.56" table:display="true" table:show-details="true"/>
                <table:data-pilot-member table:name="114177.23" table:display="true" table:show-details="true"/>
                <table:data-pilot-member table:name="114425.19" table:display="true" table:show-details="true"/>
                <table:data-pilot-member table:name="114465.93" table:display="true" table:show-details="true"/>
                <table:data-pilot-member table:name="114691.03" table:display="true" table:show-details="true"/>
                <table:data-pilot-member table:name="115191.38" table:display="true" table:show-details="true"/>
                <table:data-pilot-member table:name="116767.63" table:display="true" table:show-details="true"/>
                <table:data-pilot-member table:name="118442.54" table:display="true" table:show-details="true"/>
                <table:data-pilot-member table:name="118976.16" table:display="true" table:show-details="true"/>
                <table:data-pilot-member table:name="119022.49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epartment" tableooo:display-name="Count - Department*" table:orientation="data" table:used-hierarchy="-1" table:function="count">
            <table:data-pilot-level table:show-empty="false" calcext:repeat-item-labels="false">
              <table:data-pilot-members>
                <table:data-pilot-member table:name="Accounting" table:display="true" table:show-details="true"/>
                <table:data-pilot-member table:name="Business Development" table:display="true" table:show-details="true"/>
                <table:data-pilot-member table:name="Engineering" table:display="true" table:show-details="true"/>
                <table:data-pilot-member table:name="Human Resources" table:display="true" table:show-details="true"/>
                <table:data-pilot-member table:name="Legal" table:display="true" table:show-details="true"/>
                <table:data-pilot-member table:name="Marketing" table:display="true" table:show-details="true"/>
                <table:data-pilot-member table:name="NULL" table:display="true" table:show-details="true"/>
                <table:data-pilot-member table:name="Product Management" table:display="true" table:show-details="true"/>
                <table:data-pilot-member table:name="Research and Development" table:display="true" table:show-details="true"/>
                <table:data-pilot-member table:name="Sales" table:display="true" table:show-details="true"/>
                <table:data-pilot-member table:name="Services" table:display="true" table:show-details="true"/>
                <table:data-pilot-member table:name="Support" table:display="true" table:show-details="true"/>
                <table:data-pilot-member table:name="Training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Pivot Table_Sheet1_1'.A1:'Pivot Table_Sheet1_1'.C11" table:buttons="'Pivot Table_Sheet1_1'.A1 'Pivot Table_Sheet1_1'.A3 'Pivot Table_Sheet1_1'.B3" table:show-filter-button="false">
          <table:source-cell-range table:cell-range-address="Sheet1.A1:Sheet1.I197"/>
          <table:data-pilot-field table:source-field-name="Emp I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epartme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alary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tart Dat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FT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mployee typ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Work loc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Gender" table:orientation="row" table:used-hierarchy="-1" table:function="auto">
            <table:data-pilot-level table:show-empty="false" calcext:repeat-item-labels="false">
              <table:data-pilot-members>
                <table:data-pilot-member table:name="Female" table:display="true" table:show-details="true"/>
                <table:data-pilot-member table:name="Mal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Name" table:orientation="page" table:used-hierarchy="-1" table:function="auto" loext:ignore-selected-page="true" table:selected-page=" Fred Dudeney">
            <table:data-pilot-level table:show-empty="false" calcext:repeat-item-labels="false">
              <table:data-pilot-members>
                <table:data-pilot-member table:name=" Fred Dudeney" table:display="true" table:show-details="true"/>
                <table:data-pilot-member table:name=" Jamesy O'Ferris" table:display="true" table:show-details="true"/>
                <table:data-pilot-member table:name=" Jill Shipsey" table:display="true" table:show-details="true"/>
                <table:data-pilot-member table:name=" Joaquin McVitty" table:display="true" table:show-details="true"/>
                <table:data-pilot-member table:name=" Kath Bletsoe" table:display="true" table:show-details="true"/>
                <table:data-pilot-member table:name=" Leena Bruckshaw" table:display="true" table:show-details="true"/>
                <table:data-pilot-member table:name=" Louise Lamming" table:display="true" table:show-details="true"/>
                <table:data-pilot-member table:name=" Pippy Shepperd" table:display="true" table:show-details="true"/>
                <table:data-pilot-member table:name=" Wyn Treadger" table:display="true" table:show-details="true"/>
                <table:data-pilot-member table:name="Abigael Basire" table:display="true" table:show-details="true"/>
                <table:data-pilot-member table:name="Adela Dowsett" table:display="true" table:show-details="true"/>
                <table:data-pilot-member table:name="Adey Ryal" table:display="true" table:show-details="true"/>
                <table:data-pilot-member table:name="Adolph McNalley" table:display="true" table:show-details="true"/>
                <table:data-pilot-member table:name="Adrianne Gave" table:display="true" table:show-details="true"/>
                <table:data-pilot-member table:name="Aileen McCritchie" table:display="true" table:show-details="true"/>
                <table:data-pilot-member table:name="Aldrich  Glenny" table:display="true" table:show-details="true"/>
                <table:data-pilot-member table:name="Alexandros Rackley" table:display="true" table:show-details="true"/>
                <table:data-pilot-member table:name="Alexis Gotfrey" table:display="true" table:show-details="true"/>
                <table:data-pilot-member table:name="Alic Bagg" table:display="true" table:show-details="true"/>
                <table:data-pilot-member table:name="Alicea Pudsall" table:display="true" table:show-details="true"/>
                <table:data-pilot-member table:name="Aloise MacCathay " table:display="true" table:show-details="true"/>
                <table:data-pilot-member table:name="Althea  Bronger" table:display="true" table:show-details="true"/>
                <table:data-pilot-member table:name="Aluin Churly" table:display="true" table:show-details="true"/>
                <table:data-pilot-member table:name="Alyosha Riquet" table:display="true" table:show-details="true"/>
                <table:data-pilot-member table:name="Amery Ofer" table:display="true" table:show-details="true"/>
                <table:data-pilot-member table:name="Anjanette Ferre" table:display="true" table:show-details="true"/>
                <table:data-pilot-member table:name="Ansley Gounel" table:display="true" table:show-details="true"/>
                <table:data-pilot-member table:name="Antonetta  Coggeshall" table:display="true" table:show-details="true"/>
                <table:data-pilot-member table:name="Ardella Dyment" table:display="true" table:show-details="true"/>
                <table:data-pilot-member table:name="Audry Yu" table:display="true" table:show-details="true"/>
                <table:data-pilot-member table:name="Barbara-anne Kenchington" table:display="true" table:show-details="true"/>
                <table:data-pilot-member table:name="Bari Toffano" table:display="true" table:show-details="true"/>
                <table:data-pilot-member table:name="Barr Faughny" table:display="true" table:show-details="true"/>
                <table:data-pilot-member table:name="Bendite  Bloan" table:display="true" table:show-details="true"/>
                <table:data-pilot-member table:name="Beverie Moffet" table:display="true" table:show-details="true"/>
                <table:data-pilot-member table:name="Billi Fellgate" table:display="true" table:show-details="true"/>
                <table:data-pilot-member table:name="Brendan  Edgeller" table:display="true" table:show-details="true"/>
                <table:data-pilot-member table:name="Brose MacCorkell" table:display="true" table:show-details="true"/>
                <table:data-pilot-member table:name="Calvin O'Carroll" table:display="true" table:show-details="true"/>
                <table:data-pilot-member table:name="Camilla Castle" table:display="true" table:show-details="true"/>
                <table:data-pilot-member table:name="Cara Havers" table:display="true" table:show-details="true"/>
                <table:data-pilot-member table:name="Caresa Christer" table:display="true" table:show-details="true"/>
                <table:data-pilot-member table:name="Carlin Demke" table:display="true" table:show-details="true"/>
                <table:data-pilot-member table:name="Carolyn Attack " table:display="true" table:show-details="true"/>
                <table:data-pilot-member table:name="Caron Kolakovic" table:display="true" table:show-details="true"/>
                <table:data-pilot-member table:name="Charmane Heistermann" table:display="true" table:show-details="true"/>
                <table:data-pilot-member table:name="Cletus McGarahan " table:display="true" table:show-details="true"/>
                <table:data-pilot-member table:name="Collen Dunbleton" table:display="true" table:show-details="true"/>
                <table:data-pilot-member table:name="Collin Jagson" table:display="true" table:show-details="true"/>
                <table:data-pilot-member table:name="Crawford Scad" table:display="true" table:show-details="true"/>
                <table:data-pilot-member table:name="Daisie Dahlman" table:display="true" table:show-details="true"/>
                <table:data-pilot-member table:name="Daisie McNeice" table:display="true" table:show-details="true"/>
                <table:data-pilot-member table:name="Danica Nayshe" table:display="true" table:show-details="true"/>
                <table:data-pilot-member table:name="Dare Tully" table:display="true" table:show-details="true"/>
                <table:data-pilot-member table:name="Dave Lacoste" table:display="true" table:show-details="true"/>
                <table:data-pilot-member table:name="Dean Biggam" table:display="true" table:show-details="true"/>
                <table:data-pilot-member table:name="Debera Gow " table:display="true" table:show-details="true"/>
                <table:data-pilot-member table:name="Dell Molloy" table:display="true" table:show-details="true"/>
                <table:data-pilot-member table:name="Delphine Jewis" table:display="true" table:show-details="true"/>
                <table:data-pilot-member table:name="Dennison Crosswaite" table:display="true" table:show-details="true"/>
                <table:data-pilot-member table:name="Devinne Tuny" table:display="true" table:show-details="true"/>
                <table:data-pilot-member table:name="Doe Clubley" table:display="true" table:show-details="true"/>
                <table:data-pilot-member table:name="Dulce Colbeck" table:display="true" table:show-details="true"/>
                <table:data-pilot-member table:name="Dulsea Folkes" table:display="true" table:show-details="true"/>
                <table:data-pilot-member table:name="Easter Pyke" table:display="true" table:show-details="true"/>
                <table:data-pilot-member table:name="Edd  MacKnockiter" table:display="true" table:show-details="true"/>
                <table:data-pilot-member table:name="Edi  Hofton" table:display="true" table:show-details="true"/>
                <table:data-pilot-member table:name="Egor Minto" table:display="true" table:show-details="true"/>
                <table:data-pilot-member table:name="Eilis Pavlasek" table:display="true" table:show-details="true"/>
                <table:data-pilot-member table:name="Eleonore Airdrie" table:display="true" table:show-details="true"/>
                <table:data-pilot-member table:name="Enoch Dowrey" table:display="true" table:show-details="true"/>
                <table:data-pilot-member table:name="Estell Kingsland" table:display="true" table:show-details="true"/>
                <table:data-pilot-member table:name="Evangelina Lergan" table:display="true" table:show-details="true"/>
                <table:data-pilot-member table:name="Evanne  Sheryn" table:display="true" table:show-details="true"/>
                <table:data-pilot-member table:name="Ewart Hovel" table:display="true" table:show-details="true"/>
                <table:data-pilot-member table:name="Fanchon Furney" table:display="true" table:show-details="true"/>
                <table:data-pilot-member table:name="Faun Rickeard" table:display="true" table:show-details="true"/>
                <table:data-pilot-member table:name="Felice McMurty" table:display="true" table:show-details="true"/>
                <table:data-pilot-member table:name="Floyd  Cowgill" table:display="true" table:show-details="true"/>
                <table:data-pilot-member table:name="Frasier Straw" table:display="true" table:show-details="true"/>
                <table:data-pilot-member table:name="Freddy Linford" table:display="true" table:show-details="true"/>
                <table:data-pilot-member table:name="Genevra Friday" table:display="true" table:show-details="true"/>
                <table:data-pilot-member table:name="Giffer Berlin" table:display="true" table:show-details="true"/>
                <table:data-pilot-member table:name="Gilda Richen" table:display="true" table:show-details="true"/>
                <table:data-pilot-member table:name="Gilles Jaquet" table:display="true" table:show-details="true"/>
                <table:data-pilot-member table:name="Ginger  Myott" table:display="true" table:show-details="true"/>
                <table:data-pilot-member table:name="Giselbert Newlands" table:display="true" table:show-details="true"/>
                <table:data-pilot-member table:name="Gradey Litton" table:display="true" table:show-details="true"/>
                <table:data-pilot-member table:name="Grady Rochelle" table:display="true" table:show-details="true"/>
                <table:data-pilot-member table:name="Granny Spencelayh" table:display="true" table:show-details="true"/>
                <table:data-pilot-member table:name="Grazia Bunkle" table:display="true" table:show-details="true"/>
                <table:data-pilot-member table:name="Hinda Label " table:display="true" table:show-details="true"/>
                <table:data-pilot-member table:name="Hogan Iles" table:display="true" table:show-details="true"/>
                <table:data-pilot-member table:name="Iain Wiburn" table:display="true" table:show-details="true"/>
                <table:data-pilot-member table:name="Ignacius Losel" table:display="true" table:show-details="true"/>
                <table:data-pilot-member table:name="Inge Creer" table:display="true" table:show-details="true"/>
                <table:data-pilot-member table:name="Inger Andriveaux" table:display="true" table:show-details="true"/>
                <table:data-pilot-member table:name="Inger Chapelhow" table:display="true" table:show-details="true"/>
                <table:data-pilot-member table:name="Iris  Wagg" table:display="true" table:show-details="true"/>
                <table:data-pilot-member table:name="Isaak Rawne" table:display="true" table:show-details="true"/>
                <table:data-pilot-member table:name="Janina Wolverson" table:display="true" table:show-details="true"/>
                <table:data-pilot-member table:name="Jessica Callcott" table:display="true" table:show-details="true"/>
                <table:data-pilot-member table:name="Jo-anne Gobeau" table:display="true" table:show-details="true"/>
                <table:data-pilot-member table:name="Julietta Culross" table:display="true" table:show-details="true"/>
                <table:data-pilot-member table:name="Karyn Creeghan" table:display="true" table:show-details="true"/>
                <table:data-pilot-member table:name="Katya Hundy" table:display="true" table:show-details="true"/>
                <table:data-pilot-member table:name="Kellsie Waby" table:display="true" table:show-details="true"/>
                <table:data-pilot-member table:name="Layton Crayden" table:display="true" table:show-details="true"/>
                <table:data-pilot-member table:name="Lea Chaplin" table:display="true" table:show-details="true"/>
                <table:data-pilot-member table:name="Leonidas Cavaney" table:display="true" table:show-details="true"/>
                <table:data-pilot-member table:name="Letisha Carrett" table:display="true" table:show-details="true"/>
                <table:data-pilot-member table:name="Lezlie Philcott" table:display="true" table:show-details="true"/>
                <table:data-pilot-member table:name="Lincoln Cord" table:display="true" table:show-details="true"/>
                <table:data-pilot-member table:name="Lindy Guillet" table:display="true" table:show-details="true"/>
                <table:data-pilot-member table:name="Lion  Adcock" table:display="true" table:show-details="true"/>
                <table:data-pilot-member table:name="Lissy McCoy" table:display="true" table:show-details="true"/>
                <table:data-pilot-member table:name="Lizzie Mullally" table:display="true" table:show-details="true"/>
                <table:data-pilot-member table:name="Mabel Orrow" table:display="true" table:show-details="true"/>
                <table:data-pilot-member table:name="Mackenzie Hannis" table:display="true" table:show-details="true"/>
                <table:data-pilot-member table:name="Magnum Locksley" table:display="true" table:show-details="true"/>
                <table:data-pilot-member table:name="Maible Azemar" table:display="true" table:show-details="true"/>
                <table:data-pilot-member table:name="Malory Biles" table:display="true" table:show-details="true"/>
                <table:data-pilot-member table:name="Marissa Infante" table:display="true" table:show-details="true"/>
                <table:data-pilot-member table:name="Maritsa Marusic" table:display="true" table:show-details="true"/>
                <table:data-pilot-member table:name="Marline Wahncke" table:display="true" table:show-details="true"/>
                <table:data-pilot-member table:name="Marquita Liquorish" table:display="true" table:show-details="true"/>
                <table:data-pilot-member table:name="Matias Cormack " table:display="true" table:show-details="true"/>
                <table:data-pilot-member table:name="Melisa Knott" table:display="true" table:show-details="true"/>
                <table:data-pilot-member table:name="Michale Rolf" table:display="true" table:show-details="true"/>
                <table:data-pilot-member table:name="Mick Spraberry" table:display="true" table:show-details="true"/>
                <table:data-pilot-member table:name="Mickie Dagwell" table:display="true" table:show-details="true"/>
                <table:data-pilot-member table:name="Minerva Ricardot" table:display="true" table:show-details="true"/>
                <table:data-pilot-member table:name="Mollie  Hanway" table:display="true" table:show-details="true"/>
                <table:data-pilot-member table:name="Myrle Prandoni" table:display="true" table:show-details="true"/>
                <table:data-pilot-member table:name="Nananne Gehringer" table:display="true" table:show-details="true"/>
                <table:data-pilot-member table:name="Natalee Craiker" table:display="true" table:show-details="true"/>
                <table:data-pilot-member table:name="Nickolai  Artin" table:display="true" table:show-details="true"/>
                <table:data-pilot-member table:name="Niko MacGille" table:display="true" table:show-details="true"/>
                <table:data-pilot-member table:name="North Bertomeu" table:display="true" table:show-details="true"/>
                <table:data-pilot-member table:name="Northrop Reid" table:display="true" table:show-details="true"/>
                <table:data-pilot-member table:name="Novelia Pyffe" table:display="true" table:show-details="true"/>
                <table:data-pilot-member table:name="Oby Sorrel" table:display="true" table:show-details="true"/>
                <table:data-pilot-member table:name="Oona Donan" table:display="true" table:show-details="true"/>
                <table:data-pilot-member table:name="Orlando Gorstidge " table:display="true" table:show-details="true"/>
                <table:data-pilot-member table:name="Pearla  Beteriss" table:display="true" table:show-details="true"/>
                <table:data-pilot-member table:name="Rafaelita Blaksland " table:display="true" table:show-details="true"/>
                <table:data-pilot-member table:name="Renaldo Thomassin" table:display="true" table:show-details="true"/>
                <table:data-pilot-member table:name="Revkah Antonacci" table:display="true" table:show-details="true"/>
                <table:data-pilot-member table:name="Rhiamon Mollison" table:display="true" table:show-details="true"/>
                <table:data-pilot-member table:name="Riccardo Hagan" table:display="true" table:show-details="true"/>
                <table:data-pilot-member table:name="Richy Gray" table:display="true" table:show-details="true"/>
                <table:data-pilot-member table:name="Robinia Scholling" table:display="true" table:show-details="true"/>
                <table:data-pilot-member table:name="Seward Kubera" table:display="true" table:show-details="true"/>
                <table:data-pilot-member table:name="Shantee  D'Antonio" table:display="true" table:show-details="true"/>
                <table:data-pilot-member table:name="Shaylyn Ransbury " table:display="true" table:show-details="true"/>
                <table:data-pilot-member table:name="Shellysheldon Mahady" table:display="true" table:show-details="true"/>
                <table:data-pilot-member table:name="Sidoney Yitzhok" table:display="true" table:show-details="true"/>
                <table:data-pilot-member table:name="Stan  Tolliday" table:display="true" table:show-details="true"/>
                <table:data-pilot-member table:name="Syd Fearn" table:display="true" table:show-details="true"/>
                <table:data-pilot-member table:name="Tabby  Astall" table:display="true" table:show-details="true"/>
                <table:data-pilot-member table:name="Tadio Audritt" table:display="true" table:show-details="true"/>
                <table:data-pilot-member table:name="Tallie Chaikovski" table:display="true" table:show-details="true"/>
                <table:data-pilot-member table:name="Tammi Lackham" table:display="true" table:show-details="true"/>
                <table:data-pilot-member table:name="Thedrick Bothwell" table:display="true" table:show-details="true"/>
                <table:data-pilot-member table:name="Thekla Lynnett" table:display="true" table:show-details="true"/>
                <table:data-pilot-member table:name="Theresita Chasmer" table:display="true" table:show-details="true"/>
                <table:data-pilot-member table:name="Thorvald Milliken" table:display="true" table:show-details="true"/>
                <table:data-pilot-member table:name="Tristam Cuming" table:display="true" table:show-details="true"/>
                <table:data-pilot-member table:name="Van Tuxwell" table:display="true" table:show-details="true"/>
                <table:data-pilot-member table:name="Vaughn Carvill" table:display="true" table:show-details="true"/>
                <table:data-pilot-member table:name="Vere Kulic" table:display="true" table:show-details="true"/>
                <table:data-pilot-member table:name="Verla Timmis" table:display="true" table:show-details="true"/>
                <table:data-pilot-member table:name="Vernor Atyea" table:display="true" table:show-details="true"/>
                <table:data-pilot-member table:name="Wald Bountiff" table:display="true" table:show-details="true"/>
                <table:data-pilot-member table:name="Westbrook Brandino" table:display="true" table:show-details="true"/>
                <table:data-pilot-member table:name="Yanaton Wooster" table:display="true" table:show-details="true"/>
                <table:data-pilot-member table:name="Yvette  Bet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Gender" tableooo:display-name="Count - Gender*" table:orientation="data" table:used-hierarchy="-1" table:function="count">
            <table:data-pilot-level table:show-empty="false" calcext:repeat-item-labels="false">
              <table:data-pilot-members>
                <table:data-pilot-member table:name="Female" table:display="true" table:show-details="true"/>
                <table:data-pilot-member table:name="Mal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Name" tableooo:display-name="Count - Name*" table:orientation="data" table:used-hierarchy="-1" table:function="count">
            <table:data-pilot-level table:show-empty="false" calcext:repeat-item-labels="false">
              <table:data-pilot-members>
                <table:data-pilot-member table:name=" Fred Dudeney" table:display="true" table:show-details="true"/>
                <table:data-pilot-member table:name=" Jamesy O'Ferris" table:display="true" table:show-details="true"/>
                <table:data-pilot-member table:name=" Jill Shipsey" table:display="true" table:show-details="true"/>
                <table:data-pilot-member table:name=" Joaquin McVitty" table:display="true" table:show-details="true"/>
                <table:data-pilot-member table:name=" Kath Bletsoe" table:display="true" table:show-details="true"/>
                <table:data-pilot-member table:name=" Leena Bruckshaw" table:display="true" table:show-details="true"/>
                <table:data-pilot-member table:name=" Louise Lamming" table:display="true" table:show-details="true"/>
                <table:data-pilot-member table:name=" Pippy Shepperd" table:display="true" table:show-details="true"/>
                <table:data-pilot-member table:name=" Wyn Treadger" table:display="true" table:show-details="true"/>
                <table:data-pilot-member table:name="Abigael Basire" table:display="true" table:show-details="true"/>
                <table:data-pilot-member table:name="Adela Dowsett" table:display="true" table:show-details="true"/>
                <table:data-pilot-member table:name="Adey Ryal" table:display="true" table:show-details="true"/>
                <table:data-pilot-member table:name="Adolph McNalley" table:display="true" table:show-details="true"/>
                <table:data-pilot-member table:name="Adrianne Gave" table:display="true" table:show-details="true"/>
                <table:data-pilot-member table:name="Aileen McCritchie" table:display="true" table:show-details="true"/>
                <table:data-pilot-member table:name="Aldrich  Glenny" table:display="true" table:show-details="true"/>
                <table:data-pilot-member table:name="Alexandros Rackley" table:display="true" table:show-details="true"/>
                <table:data-pilot-member table:name="Alexis Gotfrey" table:display="true" table:show-details="true"/>
                <table:data-pilot-member table:name="Alic Bagg" table:display="true" table:show-details="true"/>
                <table:data-pilot-member table:name="Alicea Pudsall" table:display="true" table:show-details="true"/>
                <table:data-pilot-member table:name="Aloise MacCathay " table:display="true" table:show-details="true"/>
                <table:data-pilot-member table:name="Althea  Bronger" table:display="true" table:show-details="true"/>
                <table:data-pilot-member table:name="Aluin Churly" table:display="true" table:show-details="true"/>
                <table:data-pilot-member table:name="Alyosha Riquet" table:display="true" table:show-details="true"/>
                <table:data-pilot-member table:name="Amery Ofer" table:display="true" table:show-details="true"/>
                <table:data-pilot-member table:name="Anjanette Ferre" table:display="true" table:show-details="true"/>
                <table:data-pilot-member table:name="Ansley Gounel" table:display="true" table:show-details="true"/>
                <table:data-pilot-member table:name="Antonetta  Coggeshall" table:display="true" table:show-details="true"/>
                <table:data-pilot-member table:name="Ardella Dyment" table:display="true" table:show-details="true"/>
                <table:data-pilot-member table:name="Audry Yu" table:display="true" table:show-details="true"/>
                <table:data-pilot-member table:name="Barbara-anne Kenchington" table:display="true" table:show-details="true"/>
                <table:data-pilot-member table:name="Bari Toffano" table:display="true" table:show-details="true"/>
                <table:data-pilot-member table:name="Barr Faughny" table:display="true" table:show-details="true"/>
                <table:data-pilot-member table:name="Bendite  Bloan" table:display="true" table:show-details="true"/>
                <table:data-pilot-member table:name="Beverie Moffet" table:display="true" table:show-details="true"/>
                <table:data-pilot-member table:name="Billi Fellgate" table:display="true" table:show-details="true"/>
                <table:data-pilot-member table:name="Brendan  Edgeller" table:display="true" table:show-details="true"/>
                <table:data-pilot-member table:name="Brose MacCorkell" table:display="true" table:show-details="true"/>
                <table:data-pilot-member table:name="Calvin O'Carroll" table:display="true" table:show-details="true"/>
                <table:data-pilot-member table:name="Camilla Castle" table:display="true" table:show-details="true"/>
                <table:data-pilot-member table:name="Cara Havers" table:display="true" table:show-details="true"/>
                <table:data-pilot-member table:name="Caresa Christer" table:display="true" table:show-details="true"/>
                <table:data-pilot-member table:name="Carlin Demke" table:display="true" table:show-details="true"/>
                <table:data-pilot-member table:name="Carolyn Attack " table:display="true" table:show-details="true"/>
                <table:data-pilot-member table:name="Caron Kolakovic" table:display="true" table:show-details="true"/>
                <table:data-pilot-member table:name="Charmane Heistermann" table:display="true" table:show-details="true"/>
                <table:data-pilot-member table:name="Cletus McGarahan " table:display="true" table:show-details="true"/>
                <table:data-pilot-member table:name="Collen Dunbleton" table:display="true" table:show-details="true"/>
                <table:data-pilot-member table:name="Collin Jagson" table:display="true" table:show-details="true"/>
                <table:data-pilot-member table:name="Crawford Scad" table:display="true" table:show-details="true"/>
                <table:data-pilot-member table:name="Daisie Dahlman" table:display="true" table:show-details="true"/>
                <table:data-pilot-member table:name="Daisie McNeice" table:display="true" table:show-details="true"/>
                <table:data-pilot-member table:name="Danica Nayshe" table:display="true" table:show-details="true"/>
                <table:data-pilot-member table:name="Dare Tully" table:display="true" table:show-details="true"/>
                <table:data-pilot-member table:name="Dave Lacoste" table:display="true" table:show-details="true"/>
                <table:data-pilot-member table:name="Dean Biggam" table:display="true" table:show-details="true"/>
                <table:data-pilot-member table:name="Debera Gow " table:display="true" table:show-details="true"/>
                <table:data-pilot-member table:name="Dell Molloy" table:display="true" table:show-details="true"/>
                <table:data-pilot-member table:name="Delphine Jewis" table:display="true" table:show-details="true"/>
                <table:data-pilot-member table:name="Dennison Crosswaite" table:display="true" table:show-details="true"/>
                <table:data-pilot-member table:name="Devinne Tuny" table:display="true" table:show-details="true"/>
                <table:data-pilot-member table:name="Doe Clubley" table:display="true" table:show-details="true"/>
                <table:data-pilot-member table:name="Dulce Colbeck" table:display="true" table:show-details="true"/>
                <table:data-pilot-member table:name="Dulsea Folkes" table:display="true" table:show-details="true"/>
                <table:data-pilot-member table:name="Easter Pyke" table:display="true" table:show-details="true"/>
                <table:data-pilot-member table:name="Edd  MacKnockiter" table:display="true" table:show-details="true"/>
                <table:data-pilot-member table:name="Edi  Hofton" table:display="true" table:show-details="true"/>
                <table:data-pilot-member table:name="Egor Minto" table:display="true" table:show-details="true"/>
                <table:data-pilot-member table:name="Eilis Pavlasek" table:display="true" table:show-details="true"/>
                <table:data-pilot-member table:name="Eleonore Airdrie" table:display="true" table:show-details="true"/>
                <table:data-pilot-member table:name="Enoch Dowrey" table:display="true" table:show-details="true"/>
                <table:data-pilot-member table:name="Estell Kingsland" table:display="true" table:show-details="true"/>
                <table:data-pilot-member table:name="Evangelina Lergan" table:display="true" table:show-details="true"/>
                <table:data-pilot-member table:name="Evanne  Sheryn" table:display="true" table:show-details="true"/>
                <table:data-pilot-member table:name="Ewart Hovel" table:display="true" table:show-details="true"/>
                <table:data-pilot-member table:name="Fanchon Furney" table:display="true" table:show-details="true"/>
                <table:data-pilot-member table:name="Faun Rickeard" table:display="true" table:show-details="true"/>
                <table:data-pilot-member table:name="Felice McMurty" table:display="true" table:show-details="true"/>
                <table:data-pilot-member table:name="Floyd  Cowgill" table:display="true" table:show-details="true"/>
                <table:data-pilot-member table:name="Frasier Straw" table:display="true" table:show-details="true"/>
                <table:data-pilot-member table:name="Freddy Linford" table:display="true" table:show-details="true"/>
                <table:data-pilot-member table:name="Genevra Friday" table:display="true" table:show-details="true"/>
                <table:data-pilot-member table:name="Giffer Berlin" table:display="true" table:show-details="true"/>
                <table:data-pilot-member table:name="Gilda Richen" table:display="true" table:show-details="true"/>
                <table:data-pilot-member table:name="Gilles Jaquet" table:display="true" table:show-details="true"/>
                <table:data-pilot-member table:name="Ginger  Myott" table:display="true" table:show-details="true"/>
                <table:data-pilot-member table:name="Giselbert Newlands" table:display="true" table:show-details="true"/>
                <table:data-pilot-member table:name="Gradey Litton" table:display="true" table:show-details="true"/>
                <table:data-pilot-member table:name="Grady Rochelle" table:display="true" table:show-details="true"/>
                <table:data-pilot-member table:name="Granny Spencelayh" table:display="true" table:show-details="true"/>
                <table:data-pilot-member table:name="Grazia Bunkle" table:display="true" table:show-details="true"/>
                <table:data-pilot-member table:name="Hinda Label " table:display="true" table:show-details="true"/>
                <table:data-pilot-member table:name="Hogan Iles" table:display="true" table:show-details="true"/>
                <table:data-pilot-member table:name="Iain Wiburn" table:display="true" table:show-details="true"/>
                <table:data-pilot-member table:name="Ignacius Losel" table:display="true" table:show-details="true"/>
                <table:data-pilot-member table:name="Inge Creer" table:display="true" table:show-details="true"/>
                <table:data-pilot-member table:name="Inger Andriveaux" table:display="true" table:show-details="true"/>
                <table:data-pilot-member table:name="Inger Chapelhow" table:display="true" table:show-details="true"/>
                <table:data-pilot-member table:name="Iris  Wagg" table:display="true" table:show-details="true"/>
                <table:data-pilot-member table:name="Isaak Rawne" table:display="true" table:show-details="true"/>
                <table:data-pilot-member table:name="Janina Wolverson" table:display="true" table:show-details="true"/>
                <table:data-pilot-member table:name="Jessica Callcott" table:display="true" table:show-details="true"/>
                <table:data-pilot-member table:name="Jo-anne Gobeau" table:display="true" table:show-details="true"/>
                <table:data-pilot-member table:name="Julietta Culross" table:display="true" table:show-details="true"/>
                <table:data-pilot-member table:name="Karyn Creeghan" table:display="true" table:show-details="true"/>
                <table:data-pilot-member table:name="Katya Hundy" table:display="true" table:show-details="true"/>
                <table:data-pilot-member table:name="Kellsie Waby" table:display="true" table:show-details="true"/>
                <table:data-pilot-member table:name="Layton Crayden" table:display="true" table:show-details="true"/>
                <table:data-pilot-member table:name="Lea Chaplin" table:display="true" table:show-details="true"/>
                <table:data-pilot-member table:name="Leonidas Cavaney" table:display="true" table:show-details="true"/>
                <table:data-pilot-member table:name="Letisha Carrett" table:display="true" table:show-details="true"/>
                <table:data-pilot-member table:name="Lezlie Philcott" table:display="true" table:show-details="true"/>
                <table:data-pilot-member table:name="Lincoln Cord" table:display="true" table:show-details="true"/>
                <table:data-pilot-member table:name="Lindy Guillet" table:display="true" table:show-details="true"/>
                <table:data-pilot-member table:name="Lion  Adcock" table:display="true" table:show-details="true"/>
                <table:data-pilot-member table:name="Lissy McCoy" table:display="true" table:show-details="true"/>
                <table:data-pilot-member table:name="Lizzie Mullally" table:display="true" table:show-details="true"/>
                <table:data-pilot-member table:name="Mabel Orrow" table:display="true" table:show-details="true"/>
                <table:data-pilot-member table:name="Mackenzie Hannis" table:display="true" table:show-details="true"/>
                <table:data-pilot-member table:name="Magnum Locksley" table:display="true" table:show-details="true"/>
                <table:data-pilot-member table:name="Maible Azemar" table:display="true" table:show-details="true"/>
                <table:data-pilot-member table:name="Malory Biles" table:display="true" table:show-details="true"/>
                <table:data-pilot-member table:name="Marissa Infante" table:display="true" table:show-details="true"/>
                <table:data-pilot-member table:name="Maritsa Marusic" table:display="true" table:show-details="true"/>
                <table:data-pilot-member table:name="Marline Wahncke" table:display="true" table:show-details="true"/>
                <table:data-pilot-member table:name="Marquita Liquorish" table:display="true" table:show-details="true"/>
                <table:data-pilot-member table:name="Matias Cormack " table:display="true" table:show-details="true"/>
                <table:data-pilot-member table:name="Melisa Knott" table:display="true" table:show-details="true"/>
                <table:data-pilot-member table:name="Michale Rolf" table:display="true" table:show-details="true"/>
                <table:data-pilot-member table:name="Mick Spraberry" table:display="true" table:show-details="true"/>
                <table:data-pilot-member table:name="Mickie Dagwell" table:display="true" table:show-details="true"/>
                <table:data-pilot-member table:name="Minerva Ricardot" table:display="true" table:show-details="true"/>
                <table:data-pilot-member table:name="Mollie  Hanway" table:display="true" table:show-details="true"/>
                <table:data-pilot-member table:name="Myrle Prandoni" table:display="true" table:show-details="true"/>
                <table:data-pilot-member table:name="Nananne Gehringer" table:display="true" table:show-details="true"/>
                <table:data-pilot-member table:name="Natalee Craiker" table:display="true" table:show-details="true"/>
                <table:data-pilot-member table:name="Nickolai  Artin" table:display="true" table:show-details="true"/>
                <table:data-pilot-member table:name="Niko MacGille" table:display="true" table:show-details="true"/>
                <table:data-pilot-member table:name="North Bertomeu" table:display="true" table:show-details="true"/>
                <table:data-pilot-member table:name="Northrop Reid" table:display="true" table:show-details="true"/>
                <table:data-pilot-member table:name="Novelia Pyffe" table:display="true" table:show-details="true"/>
                <table:data-pilot-member table:name="Oby Sorrel" table:display="true" table:show-details="true"/>
                <table:data-pilot-member table:name="Oona Donan" table:display="true" table:show-details="true"/>
                <table:data-pilot-member table:name="Orlando Gorstidge " table:display="true" table:show-details="true"/>
                <table:data-pilot-member table:name="Pearla  Beteriss" table:display="true" table:show-details="true"/>
                <table:data-pilot-member table:name="Rafaelita Blaksland " table:display="true" table:show-details="true"/>
                <table:data-pilot-member table:name="Renaldo Thomassin" table:display="true" table:show-details="true"/>
                <table:data-pilot-member table:name="Revkah Antonacci" table:display="true" table:show-details="true"/>
                <table:data-pilot-member table:name="Rhiamon Mollison" table:display="true" table:show-details="true"/>
                <table:data-pilot-member table:name="Riccardo Hagan" table:display="true" table:show-details="true"/>
                <table:data-pilot-member table:name="Richy Gray" table:display="true" table:show-details="true"/>
                <table:data-pilot-member table:name="Robinia Scholling" table:display="true" table:show-details="true"/>
                <table:data-pilot-member table:name="Seward Kubera" table:display="true" table:show-details="true"/>
                <table:data-pilot-member table:name="Shantee  D'Antonio" table:display="true" table:show-details="true"/>
                <table:data-pilot-member table:name="Shaylyn Ransbury " table:display="true" table:show-details="true"/>
                <table:data-pilot-member table:name="Shellysheldon Mahady" table:display="true" table:show-details="true"/>
                <table:data-pilot-member table:name="Sidoney Yitzhok" table:display="true" table:show-details="true"/>
                <table:data-pilot-member table:name="Stan  Tolliday" table:display="true" table:show-details="true"/>
                <table:data-pilot-member table:name="Syd Fearn" table:display="true" table:show-details="true"/>
                <table:data-pilot-member table:name="Tabby  Astall" table:display="true" table:show-details="true"/>
                <table:data-pilot-member table:name="Tadio Audritt" table:display="true" table:show-details="true"/>
                <table:data-pilot-member table:name="Tallie Chaikovski" table:display="true" table:show-details="true"/>
                <table:data-pilot-member table:name="Tammi Lackham" table:display="true" table:show-details="true"/>
                <table:data-pilot-member table:name="Thedrick Bothwell" table:display="true" table:show-details="true"/>
                <table:data-pilot-member table:name="Thekla Lynnett" table:display="true" table:show-details="true"/>
                <table:data-pilot-member table:name="Theresita Chasmer" table:display="true" table:show-details="true"/>
                <table:data-pilot-member table:name="Thorvald Milliken" table:display="true" table:show-details="true"/>
                <table:data-pilot-member table:name="Tristam Cuming" table:display="true" table:show-details="true"/>
                <table:data-pilot-member table:name="Van Tuxwell" table:display="true" table:show-details="true"/>
                <table:data-pilot-member table:name="Vaughn Carvill" table:display="true" table:show-details="true"/>
                <table:data-pilot-member table:name="Vere Kulic" table:display="true" table:show-details="true"/>
                <table:data-pilot-member table:name="Verla Timmis" table:display="true" table:show-details="true"/>
                <table:data-pilot-member table:name="Vernor Atyea" table:display="true" table:show-details="true"/>
                <table:data-pilot-member table:name="Wald Bountiff" table:display="true" table:show-details="true"/>
                <table:data-pilot-member table:name="Westbrook Brandino" table:display="true" table:show-details="true"/>
                <table:data-pilot-member table:name="Yanaton Wooster" table:display="true" table:show-details="true"/>
                <table:data-pilot-member table:name="Yvette  Bet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Pivot_20_Table_20_Corner" style:display-name="Pivot Table Corner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Pivot_20_Table_20_Field" style:display-name="Pivot Table Field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Pivot_20_Table_20_Result" style:display-name="Pivot Table Resul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ivot_20_Table_20_Value" style:display-name="Pivot Table Valu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Pivot_20_Table_5f_Sheet1_5f_1" style:display-name="PageStyle_Pivot Table_Sheet1_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ivot_20_Table_5f_Sheet1_5f_2" style:display-name="PageStyle_Pivot Table_Sheet1_2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7-14T09:17:22</meta:creation-date>
    <meta:initial-creator>shanmathi baskaran</meta:initial-creator>
    <dc:language>en-US</dc:language>
    <dc:date>2024-08-29T11:52:20</dc:date>
    <meta:editing-cycles>3</meta:editing-cycles>
    <meta:editing-duration>PT1H28M</meta:editing-duration>
    <meta:generator>LibreOffice/7.5.0.3$Windows_X86_64 LibreOffice_project/c21113d003cd3efa8c53188764377a8272d9d6de</meta:generator>
    <meta:document-statistic meta:table-count="3" meta:cell-count="1864" meta:object-count="4"/>
    <meta:user-defined meta:name="AppVersion">15.00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label-position="outside"/>
      <style:graphic-properties draw:stroke="none" draw:fill-color="#004586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/>
      <style:graphic-properties draw:stroke="none" draw:fill-color="#ff420e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/>
      <style:graphic-properties draw:stroke="none" draw:fill-color="#ffd320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87cm" svg:height="9.004cm" xlink:href="." xlink:type="simple" chart:class="chart:bar" chart:style-name="ch1">
        <chart:legend chart:legend-position="end" svg:x="13.486cm" svg:y="3.705cm" style:legend-expansion="high" chart:style-name="ch2"/>
        <chart:plot-area chart:style-name="ch3" chart:data-source-has-labels="both" svg:x="0.319cm" svg:y="0.18cm" svg:width="12.848cm" svg:height="8.644cm">
          <chart:coordinate-region svg:x="1.546cm" svg:y="0.379cm" svg:width="11.539cm" svg:height="4.921cm"/>
          <chart:axis chart:dimension="x" chart:name="primary-x" chart:style-name="ch4" chartooo:axis-type="auto">
            <chartooo:date-scale/>
            <chart:categories table:cell-range-address="local-table.$A$2:.$A$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4" chart:label-cell-address="local-table.$B$1" chart:class="chart:bar">
            <chart:data-point chart:repeated="13"/>
          </chart:series>
          <chart:series chart:style-name="ch8" chart:values-cell-range-address="local-table.$C$2:.$C$14" chart:label-cell-address="local-table.$C$1" chart:class="chart:bar">
            <chart:data-point chart:repeated="13"/>
          </chart:series>
          <chart:series chart:style-name="ch9" chart:values-cell-range-address="local-table.$D$2:.$D$14" chart:label-cell-address="local-table.$D$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xed Term</text:p>
              </table:table-cell>
              <table:table-cell office:value-type="string">
                <text:p>Permanent</text:p>
              </table:table-cell>
              <table:table-cell office:value-type="string">
                <text:p>Temporary</text:p>
              </table:table-cell>
            </table:table-row>
          </table:table-header-rows>
          <table:table-rows>
            <table:table-row>
              <table:table-cell office:value-type="string">
                <text:p>Accounting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usiness Development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ngineering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uman Resources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egal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arketing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ULL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duct Management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search and Development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ales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rvices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upport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raining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link-data-style-to-source="true" chart:label-position="avoid-overlap"/>
      <style:graphic-properties draw:stroke="none" draw:fill-color="#004586"/>
      <style:text-properties style:text-position="0% 100%" fo:font-family="Arial"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7e0021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chart-properties chart:solid-type="cuboid"/>
      <style:graphic-properties draw:fill-color="#314004"/>
    </style:style>
    <style:style style:name="ch14" style:family="chart">
      <style:chart-properties chart:solid-type="cuboid"/>
      <style:graphic-properties draw:fill-color="#aecf00"/>
    </style:style>
    <style:style style:name="ch15" style:family="chart">
      <style:chart-properties chart:solid-type="cuboid"/>
      <style:graphic-properties draw:fill-color="#4b1f6f"/>
    </style:style>
    <style:style style:name="ch16" style:family="chart">
      <style:chart-properties chart:solid-type="cuboid"/>
      <style:graphic-properties draw:fill-color="#ff950e"/>
    </style:style>
    <style:style style:name="ch17" style:family="chart">
      <style:chart-properties chart:solid-type="cuboid"/>
      <style:graphic-properties draw:fill-color="#c5000b"/>
    </style:style>
    <style:style style:name="ch18" style:family="chart">
      <style:chart-properties chart:solid-type="cuboid"/>
      <style:graphic-properties draw:fill-color="#0084d1"/>
    </style:style>
    <style:style style:name="ch19" style:family="chart" style:data-style-name="N0">
      <style:chart-properties chart:link-data-style-to-source="true" chart:label-position="avoid-overlap"/>
      <style:graphic-properties draw:stroke="none" draw:fill-color="#ff420e"/>
      <style:text-properties style:text-position="0% 100%" fo:font-family="Arial" fo:font-size="10pt" style:font-size-asian="10pt" style:font-size-complex="10pt"/>
    </style:style>
    <style:style style:name="ch20" style:family="chart" style:data-style-name="N0">
      <style:chart-properties chart:link-data-style-to-source="true" chart:label-position="avoid-overlap"/>
      <style:graphic-properties draw:stroke="none" draw:fill-color="#ffd320"/>
      <style:text-properties style:text-position="0% 100%" fo:font-family="Arial" fo:font-size="10pt" style:font-size-asian="10pt" style:font-size-complex="10pt"/>
    </style:style>
    <style:style style:name="ch21" style:family="chart">
      <style:graphic-properties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15.988cm" svg:height="9.005cm" xlink:href="." xlink:type="simple" chart:class="chart:circle" chart:style-name="ch1">
        <chart:legend chart:legend-position="end" svg:x="11cm" svg:y="1.215cm" style:legend-expansion="high" chart:style-name="ch2"/>
        <chart:plot-area chart:style-name="ch3" chart:data-source-has-labels="both" svg:x="0.319cm" svg:y="0.18cm" svg:width="10.362cm" svg:height="8.645cm">
          <chart:coordinate-region svg:x="1.178cm" svg:y="0.181cm" svg:width="8.644cm" svg:height="8.644cm"/>
          <chart:axis chart:dimension="x" chart:name="primary-x" chart:style-name="ch4" chartooo:axis-type="text">
            <chart:categories table:cell-range-address="local-table.$A$2:.$A$14"/>
          </chart:axis>
          <chart:axis chart:dimension="y" chart:name="primary-y" chart:style-name="ch5"/>
          <chart:series chart:style-name="ch6" chart:values-cell-range-address="local-table.$B$2:.$B$14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</chart:series>
          <chart:series chart:style-name="ch19" chart:values-cell-range-address="local-table.$C$2:.$C$14" chart:label-cell-address="local-table.$C$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</chart:series>
          <chart:series chart:style-name="ch20" chart:values-cell-range-address="local-table.$D$2:.$D$14" chart:label-cell-address="local-table.$D$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xed Term</text:p>
              </table:table-cell>
              <table:table-cell office:value-type="string">
                <text:p>Permanent</text:p>
              </table:table-cell>
              <table:table-cell office:value-type="string">
                <text:p>Temporary</text:p>
              </table:table-cell>
            </table:table-row>
          </table:table-header-rows>
          <table:table-rows>
            <table:table-row>
              <table:table-cell office:value-type="string">
                <text:p>Accounting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usiness Development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ngineering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uman Resources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egal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arketing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ULL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duct Management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search and Development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ales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rvices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upport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raining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label-position="outside"/>
      <style:graphic-properties draw:stroke="none" draw:fill-color="#004586"/>
      <style:text-properties style:text-position="0% 100%" fo:font-family="Arial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6cm" svg:height="9.004cm" xlink:href="." xlink:type="simple" chart:class="chart:bar" chart:style-name="ch1">
        <chart:legend chart:legend-position="end" svg:x="14.474cm" svg:y="4.203cm" style:legend-expansion="high" chart:style-name="ch2"/>
        <chart:plot-area chart:style-name="ch3" chart:data-source-has-labels="both" svg:x="0.348cm" svg:y="1.081cm" svg:width="12.546cm" svg:height="6.841cm">
          <chart:coordinate-region svg:x="1.155cm" svg:y="1.28cm" svg:width="11.739cm" svg:height="5.2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Female Count - Gender</text:p>
                <text:list>
                  <text:list-item>
                    <text:p>Female</text:p>
                  </text:list-item>
                  <text:list-item>
                    <text:p>Count - Gender</text:p>
                  </text:list-item>
                </text:list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Female Count - Name</text:p>
                <text:list>
                  <text:list-item>
                    <text:p/>
                  </text:list-item>
                  <text:list-item>
                    <text:p>Count - Name</text:p>
                  </text:list-item>
                </text:list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Male Count - Gender</text:p>
                <text:list>
                  <text:list-item>
                    <text:p>Male</text:p>
                  </text:list-item>
                  <text:list-item>
                    <text:p>Count - Gender</text:p>
                  </text:list-item>
                </text:list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Male Count - Name</text:p>
                <text:list>
                  <text:list-item>
                    <text:p/>
                  </text:list-item>
                  <text:list-item>
                    <text:p>Count - Name</text:p>
                  </text:list-item>
                </text:list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(empty) Count - Name</text:p>
                <text:list>
                  <text:list-item>
                    <text:p>(empty)</text:p>
                  </text:list-item>
                  <text:list-item>
                    <text:p>Count - Name</text:p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link-data-style-to-source="true" chart:label-position="avoid-overlap" chart:pie-offset="50"/>
      <style:graphic-properties draw:stroke="none" draw:fill-color="#004586"/>
      <style:text-properties style:text-position="0% 100%" fo:font-family="Arial"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7e0021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13cm" svg:height="9.004cm" xlink:href="." xlink:type="simple" chart:class="chart:circle" chart:style-name="ch1">
        <chart:legend chart:legend-position="end" svg:x="11.686cm" svg:y="3.207cm" style:legend-expansion="high" chart:style-name="ch2"/>
        <chart:plot-area chart:style-name="ch3" chart:data-source-has-labels="both" svg:x="0.32cm" svg:y="0.18cm" svg:width="11.046cm" svg:height="8.644cm">
          <chart:coordinate-region svg:x="1.521cm" svg:y="0.181cm" svg:width="8.643cm" svg:height="8.643cm"/>
          <chart:axis chart:dimension="x" chart:name="primary-x" chart:style-name="ch4" chartooo:axis-type="text">
            <chart:categories table:cell-range-address="local-table.$A$2:.$A$6"/>
          </chart:axis>
          <chart:axis chart:dimension="y" chart:name="primary-y" chart:style-name="ch5"/>
          <chart:series chart:style-name="ch6" chart:values-cell-range-address="local-table.$B$2:.$B$6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Female Count - Gender</text:p>
                <text:list>
                  <text:list-item>
                    <text:p>Female</text:p>
                  </text:list-item>
                  <text:list-item>
                    <text:p>Count - Gender</text:p>
                  </text:list-item>
                </text:list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Female Count - Name</text:p>
                <text:list>
                  <text:list-item>
                    <text:p/>
                  </text:list-item>
                  <text:list-item>
                    <text:p>Count - Name</text:p>
                  </text:list-item>
                </text:list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Male Count - Gender</text:p>
                <text:list>
                  <text:list-item>
                    <text:p>Male</text:p>
                  </text:list-item>
                  <text:list-item>
                    <text:p>Count - Gender</text:p>
                  </text:list-item>
                </text:list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Male Count - Name</text:p>
                <text:list>
                  <text:list-item>
                    <text:p/>
                  </text:list-item>
                  <text:list-item>
                    <text:p>Count - Name</text:p>
                  </text:list-item>
                </text:list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(empty) Count - Name</text:p>
                <text:list>
                  <text:list-item>
                    <text:p>(empty)</text:p>
                  </text:list-item>
                  <text:list-item>
                    <text:p>Count - Name</text:p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